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</office:automatic-styles>
  <office:body>
    <office:spreadsheet>
      <table:calculation-settings table:automatic-find-labels="false"/>
      <table:table table:name="base-HGA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A'-A</text:p>
          </table:table-cell>
          <table:table-cell table:number-columns-repeated="3"/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.0970353383577" calcext:value-type="float">
            <text:p>0.0970353384</text:p>
          </table:table-cell>
          <table:table-cell table:formula="of:=[.B2]-[.A2]" office:value-type="float" office:value="-0.0135616616423" calcext:value-type="float">
            <text:p>-0.0135616616</text:p>
          </table:table-cell>
          <table:table-cell/>
          <table:table-cell office:value-type="string" calcext:value-type="string">
            <text:p>AVERAGE</text:p>
          </table:table-cell>
          <table:table-cell table:formula="of:=AVERAGE([.C2:.C101])" office:value-type="float" office:value="-0.021857808502078" calcext:value-type="float">
            <text:p>-0.0218578085</text:p>
          </table:table-cell>
        </table:table-row>
        <table:table-row table:style-name="ro1">
          <table:table-cell office:value-type="float" office:value="0.121461" calcext:value-type="float">
            <text:p>0.121461</text:p>
          </table:table-cell>
          <table:table-cell office:value-type="float" office:value="0.0709729850052" calcext:value-type="float">
            <text:p>0.070972985</text:p>
          </table:table-cell>
          <table:table-cell table:formula="of:=[.B3]-[.A3]" office:value-type="float" office:value="-0.0504880149948" calcext:value-type="float">
            <text:p>-0.050488015</text:p>
          </table:table-cell>
          <table:table-cell/>
          <table:table-cell office:value-type="string" calcext:value-type="string">
            <text:p>STDEV</text:p>
          </table:table-cell>
          <table:table-cell table:formula="of:=STDEV([.C2:.C101])" office:value-type="float" office:value="0.0334732157872381" calcext:value-type="float">
            <text:p>0.0334732158</text:p>
          </table:table-cell>
        </table:table-row>
        <table:table-row table:style-name="ro1">
          <table:table-cell office:value-type="float" office:value="0.095214" calcext:value-type="float">
            <text:p>0.095214</text:p>
          </table:table-cell>
          <table:table-cell office:value-type="float" office:value="0.0806132738673" calcext:value-type="float">
            <text:p>0.0806132739</text:p>
          </table:table-cell>
          <table:table-cell table:formula="of:=[.B4]-[.A4]" office:value-type="float" office:value="-0.0146007261327" calcext:value-type="float">
            <text:p>-0.0146007261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]-[.A5]" office:value-type="float" office:value="0" calcext:value-type="float">
            <text:p>0</text:p>
          </table:table-cell>
          <table:table-cell/>
          <table:table-cell office:value-type="string" calcext:value-type="string">
            <text:p>PERCE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11043333149" calcext:value-type="float">
            <text:p>0.0711043333</text:p>
          </table:table-cell>
          <table:table-cell table:formula="of:=[.B6]-[.A6]" office:value-type="float" office:value="0.0711043333149" calcext:value-type="float">
            <text:p>0.0711043333</text:p>
          </table:table-cell>
          <table:table-cell/>
          <table:table-cell office:value-type="string" calcext:value-type="string">
            <text:p>TINV</text:p>
          </table:table-cell>
          <table:table-cell table:formula="of:=TINV([.F5]/2; [.F4]-1)" office:value-type="float" office:value="2.87130766121477" calcext:value-type="float">
            <text:p>2.8713076612</text:p>
          </table:table-cell>
        </table:table-row>
        <table:table-row table:style-name="ro1">
          <table:table-cell office:value-type="float" office:value="0.121511" calcext:value-type="float">
            <text:p>0.121511</text:p>
          </table:table-cell>
          <table:table-cell office:value-type="float" office:value="0.110919069019" calcext:value-type="float">
            <text:p>0.110919069</text:p>
          </table:table-cell>
          <table:table-cell table:formula="of:=[.B7]-[.A7]" office:value-type="float" office:value="-0.010591930981" calcext:value-type="float">
            <text:p>-0.010591931</text:p>
          </table:table-cell>
          <table:table-cell/>
          <table:table-cell office:value-type="string" calcext:value-type="string">
            <text:p>LEFT</text:p>
          </table:table-cell>
          <table:table-cell table:formula="of:=[.$F$2]-[.$F$3]/SQRT([.$F$4])*[.$F$6]" office:value-type="float" office:value="-0.0314689985956171" calcext:value-type="float">
            <text:p>-0.0314689986</text:p>
          </table:table-cell>
        </table:table-row>
        <table:table-row table:style-name="ro1">
          <table:table-cell office:value-type="float" office:value="0.124367" calcext:value-type="float">
            <text:p>0.124367</text:p>
          </table:table-cell>
          <table:table-cell office:value-type="float" office:value="0.0775977401446" calcext:value-type="float">
            <text:p>0.0775977401</text:p>
          </table:table-cell>
          <table:table-cell table:formula="of:=[.B8]-[.A8]" office:value-type="float" office:value="-0.0467692598554" calcext:value-type="float">
            <text:p>-0.0467692599</text:p>
          </table:table-cell>
          <table:table-cell/>
          <table:table-cell office:value-type="string" calcext:value-type="string">
            <text:p>RIGHT</text:p>
          </table:table-cell>
          <table:table-cell table:formula="of:=[.$F$2]+[.$F$3]/SQRT([.$F$4])*[.$F$6]" office:value-type="float" office:value="-0.0122466184085388" calcext:value-type="float">
            <text:p>-0.0122466184</text:p>
          </table:table-cell>
        </table:table-row>
        <table:table-row table:style-name="ro1">
          <table:table-cell office:value-type="float" office:value="0.167416" calcext:value-type="float">
            <text:p>0.167416</text:p>
          </table:table-cell>
          <table:table-cell office:value-type="float" office:value="0.0911165003151" calcext:value-type="float">
            <text:p>0.0911165003</text:p>
          </table:table-cell>
          <table:table-cell table:formula="of:=[.B9]-[.A9]" office:value-type="float" office:value="-0.0762994996849" calcext:value-type="float">
            <text:p>-0.0762994997</text:p>
          </table:table-cell>
          <table:table-cell/>
          <table:table-cell office:value-type="string" calcext:value-type="string">
            <text:p>SEA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89" calcext:value-type="float">
            <text:p>0.102489</text:p>
          </table:table-cell>
          <table:table-cell office:value-type="float" office:value="0.0695587600844" calcext:value-type="float">
            <text:p>0.0695587601</text:p>
          </table:table-cell>
          <table:table-cell table:formula="of:=[.B10]-[.A10]" office:value-type="float" office:value="-0.0329302399156" calcext:value-type="float">
            <text:p>-0.0329302399</text:p>
          </table:table-cell>
          <table:table-cell table:number-columns-repeated="2"/>
          <table:table-cell table:style-name="ce1" table:formula="of:=1-LEGACY.TDIST(ABS([.F9]-[.F2])/SQRT([.F3]);4;1)" office:value-type="float" office:value="0.54466842936815" calcext:value-type="float">
            <text:p>0.5446684294</text:p>
          </table:table-cell>
        </table:table-row>
        <table:table-row table:style-name="ro1">
          <table:table-cell office:value-type="float" office:value="0.081093" calcext:value-type="float">
            <text:p>0.081093</text:p>
          </table:table-cell>
          <table:table-cell office:value-type="float" office:value="0.0982122995408" calcext:value-type="float">
            <text:p>0.0982122995</text:p>
          </table:table-cell>
          <table:table-cell table:formula="of:=[.B11]-[.A11]" office:value-type="float" office:value="0.0171192995408" calcext:value-type="float">
            <text:p>0.0171192995</text:p>
          </table:table-cell>
          <table:table-cell table:number-columns-repeated="3"/>
        </table:table-row>
        <table:table-row table:style-name="ro1">
          <table:table-cell office:value-type="float" office:value="0.19255" calcext:value-type="float">
            <text:p>0.19255</text:p>
          </table:table-cell>
          <table:table-cell office:value-type="float" office:value="0.105889874384" calcext:value-type="float">
            <text:p>0.1058898744</text:p>
          </table:table-cell>
          <table:table-cell table:formula="of:=[.B12]-[.A12]" office:value-type="float" office:value="-0.086660125616" calcext:value-type="float">
            <text:p>-0.0866601256</text:p>
          </table:table-cell>
          <table:table-cell table:number-columns-repeated="3"/>
        </table:table-row>
        <table:table-row table:style-name="ro1">
          <table:table-cell office:value-type="float" office:value="0.093498" calcext:value-type="float">
            <text:p>0.093498</text:p>
          </table:table-cell>
          <table:table-cell office:value-type="float" office:value="0.105302656686" calcext:value-type="float">
            <text:p>0.1053026567</text:p>
          </table:table-cell>
          <table:table-cell table:formula="of:=[.B13]-[.A13]" office:value-type="float" office:value="0.011804656686" calcext:value-type="float">
            <text:p>0.0118046567</text:p>
          </table:table-cell>
          <table:table-cell table:number-columns-repeated="3"/>
        </table:table-row>
        <table:table-row table:style-name="ro1">
          <table:table-cell office:value-type="float" office:value="0.121713" calcext:value-type="float">
            <text:p>0.121713</text:p>
          </table:table-cell>
          <table:table-cell office:value-type="float" office:value="0.0760517536879" calcext:value-type="float">
            <text:p>0.0760517537</text:p>
          </table:table-cell>
          <table:table-cell table:formula="of:=[.B14]-[.A14]" office:value-type="float" office:value="-0.0456612463121" calcext:value-type="float">
            <text:p>-0.0456612463</text:p>
          </table:table-cell>
          <table:table-cell table:number-columns-repeated="3"/>
        </table:table-row>
        <table:table-row table:style-name="ro1">
          <table:table-cell office:value-type="float" office:value="0.092868" calcext:value-type="float">
            <text:p>0.092868</text:p>
          </table:table-cell>
          <table:table-cell office:value-type="float" office:value="0.0639980924085" calcext:value-type="float">
            <text:p>0.0639980924</text:p>
          </table:table-cell>
          <table:table-cell table:formula="of:=[.B15]-[.A15]" office:value-type="float" office:value="-0.0288699075915" calcext:value-type="float">
            <text:p>-0.0288699076</text:p>
          </table:table-cell>
          <table:table-cell table:number-columns-repeated="3"/>
        </table:table-row>
        <table:table-row table:style-name="ro1">
          <table:table-cell office:value-type="float" office:value="0.142955" calcext:value-type="float">
            <text:p>0.142955</text:p>
          </table:table-cell>
          <table:table-cell office:value-type="float" office:value="0.0840692013504" calcext:value-type="float">
            <text:p>0.0840692014</text:p>
          </table:table-cell>
          <table:table-cell table:formula="of:=[.B16]-[.A16]" office:value-type="float" office:value="-0.0588857986496" calcext:value-type="float">
            <text:p>-0.0588857986</text:p>
          </table:table-cell>
          <table:table-cell table:number-columns-repeated="3"/>
        </table:table-row>
        <table:table-row table:style-name="ro1">
          <table:table-cell office:value-type="float" office:value="0.15341" calcext:value-type="float">
            <text:p>0.15341</text:p>
          </table:table-cell>
          <table:table-cell office:value-type="float" office:value="0.0756841640285" calcext:value-type="float">
            <text:p>0.075684164</text:p>
          </table:table-cell>
          <table:table-cell table:formula="of:=[.B17]-[.A17]" office:value-type="float" office:value="-0.0777258359715" calcext:value-type="float">
            <text:p>-0.077725836</text:p>
          </table:table-cell>
          <table:table-cell table:number-columns-repeated="3"/>
        </table:table-row>
        <table:table-row table:style-name="ro1">
          <table:table-cell office:value-type="float" office:value="0.098186" calcext:value-type="float">
            <text:p>0.098186</text:p>
          </table:table-cell>
          <table:table-cell office:value-type="float" office:value="0.0714602420912" calcext:value-type="float">
            <text:p>0.0714602421</text:p>
          </table:table-cell>
          <table:table-cell table:formula="of:=[.B18]-[.A18]" office:value-type="float" office:value="-0.0267257579088" calcext:value-type="float">
            <text:p>-0.0267257579</text:p>
          </table:table-cell>
          <table:table-cell table:number-columns-repeated="3"/>
        </table:table-row>
        <table:table-row table:style-name="ro1">
          <table:table-cell office:value-type="float" office:value="0.093977" calcext:value-type="float">
            <text:p>0.093977</text:p>
          </table:table-cell>
          <table:table-cell office:value-type="float" office:value="0.146946507376" calcext:value-type="float">
            <text:p>0.1469465074</text:p>
          </table:table-cell>
          <table:table-cell table:formula="of:=[.B19]-[.A19]" office:value-type="float" office:value="0.052969507376" calcext:value-type="float">
            <text:p>0.0529695074</text:p>
          </table:table-cell>
          <table:table-cell table:number-columns-repeated="3"/>
        </table:table-row>
        <table:table-row table:style-name="ro1">
          <table:table-cell office:value-type="float" office:value="0.148097" calcext:value-type="float">
            <text:p>0.148097</text:p>
          </table:table-cell>
          <table:table-cell office:value-type="float" office:value="0.084749260369" calcext:value-type="float">
            <text:p>0.0847492604</text:p>
          </table:table-cell>
          <table:table-cell table:formula="of:=[.B20]-[.A20]" office:value-type="float" office:value="-0.063347739631" calcext:value-type="float">
            <text:p>-0.0633477396</text:p>
          </table:table-cell>
          <table:table-cell table:number-columns-repeated="3"/>
        </table:table-row>
        <table:table-row table:style-name="ro1">
          <table:table-cell office:value-type="float" office:value="0.134743" calcext:value-type="float">
            <text:p>0.134743</text:p>
          </table:table-cell>
          <table:table-cell office:value-type="float" office:value="0.0881762858021" calcext:value-type="float">
            <text:p>0.0881762858</text:p>
          </table:table-cell>
          <table:table-cell table:formula="of:=[.B21]-[.A21]" office:value-type="float" office:value="-0.0465667141979" calcext:value-type="float">
            <text:p>-0.046566714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8067587063" calcext:value-type="float">
            <text:p>0.0778067587</text:p>
          </table:table-cell>
          <table:table-cell table:formula="of:=[.B22]-[.A22]" office:value-type="float" office:value="0.0778067587063" calcext:value-type="float">
            <text:p>0.0778067587</text:p>
          </table:table-cell>
          <table:table-cell table:number-columns-repeated="3"/>
        </table:table-row>
        <table:table-row table:style-name="ro1">
          <table:table-cell office:value-type="float" office:value="0.139446" calcext:value-type="float">
            <text:p>0.139446</text:p>
          </table:table-cell>
          <table:table-cell office:value-type="float" office:value="0.079725740356" calcext:value-type="float">
            <text:p>0.0797257404</text:p>
          </table:table-cell>
          <table:table-cell table:formula="of:=[.B23]-[.A23]" office:value-type="float" office:value="-0.059720259644" calcext:value-type="float">
            <text:p>-0.0597202596</text:p>
          </table:table-cell>
          <table:table-cell table:number-columns-repeated="3"/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office:value-type="float" office:value="0.104812180008" calcext:value-type="float">
            <text:p>0.10481218</text:p>
          </table:table-cell>
          <table:table-cell table:formula="of:=[.B24]-[.A24]" office:value-type="float" office:value="0.008261180008" calcext:value-type="float">
            <text:p>0.00826118</text:p>
          </table:table-cell>
          <table:table-cell table:number-columns-repeated="3"/>
        </table:table-row>
        <table:table-row table:style-name="ro1">
          <table:table-cell office:value-type="float" office:value="0.096929" calcext:value-type="float">
            <text:p>0.096929</text:p>
          </table:table-cell>
          <table:table-cell office:value-type="float" office:value="0.0796089468148" calcext:value-type="float">
            <text:p>0.0796089468</text:p>
          </table:table-cell>
          <table:table-cell table:formula="of:=[.B25]-[.A25]" office:value-type="float" office:value="-0.0173200531852" calcext:value-type="float">
            <text:p>-0.0173200532</text:p>
          </table:table-cell>
          <table:table-cell table:number-columns-repeated="3"/>
        </table:table-row>
        <table:table-row table:style-name="ro1">
          <table:table-cell office:value-type="float" office:value="0.13435" calcext:value-type="float">
            <text:p>0.13435</text:p>
          </table:table-cell>
          <table:table-cell office:value-type="float" office:value="0.0554969623047" calcext:value-type="float">
            <text:p>0.0554969623</text:p>
          </table:table-cell>
          <table:table-cell table:formula="of:=[.B26]-[.A26]" office:value-type="float" office:value="-0.0788530376953" calcext:value-type="float">
            <text:p>-0.0788530377</text:p>
          </table:table-cell>
          <table:table-cell table:number-columns-repeated="3"/>
        </table:table-row>
        <table:table-row table:style-name="ro1">
          <table:table-cell office:value-type="float" office:value="0.13618" calcext:value-type="float">
            <text:p>0.13618</text:p>
          </table:table-cell>
          <table:table-cell office:value-type="float" office:value="0.0843847622663" calcext:value-type="float">
            <text:p>0.0843847623</text:p>
          </table:table-cell>
          <table:table-cell table:formula="of:=[.B27]-[.A27]" office:value-type="float" office:value="-0.0517952377337" calcext:value-type="float">
            <text:p>-0.0517952377</text:p>
          </table:table-cell>
          <table:table-cell table:number-columns-repeated="3"/>
        </table:table-row>
        <table:table-row table:style-name="ro1">
          <table:table-cell office:value-type="float" office:value="0.101366" calcext:value-type="float">
            <text:p>0.101366</text:p>
          </table:table-cell>
          <table:table-cell office:value-type="float" office:value="0.0549223012693" calcext:value-type="float">
            <text:p>0.0549223013</text:p>
          </table:table-cell>
          <table:table-cell table:formula="of:=[.B28]-[.A28]" office:value-type="float" office:value="-0.0464436987307" calcext:value-type="float">
            <text:p>-0.0464436987</text:p>
          </table:table-cell>
          <table:table-cell table:number-columns-repeated="3"/>
        </table:table-row>
        <table:table-row table:style-name="ro1">
          <table:table-cell office:value-type="float" office:value="0.145675" calcext:value-type="float">
            <text:p>0.145675</text:p>
          </table:table-cell>
          <table:table-cell office:value-type="float" office:value="0.104612602605" calcext:value-type="float">
            <text:p>0.1046126026</text:p>
          </table:table-cell>
          <table:table-cell table:formula="of:=[.B29]-[.A29]" office:value-type="float" office:value="-0.041062397395" calcext:value-type="float">
            <text:p>-0.0410623974</text:p>
          </table:table-cell>
          <table:table-cell table:number-columns-repeated="3"/>
        </table:table-row>
        <table:table-row table:style-name="ro1">
          <table:table-cell office:value-type="float" office:value="0.10185" calcext:value-type="float">
            <text:p>0.10185</text:p>
          </table:table-cell>
          <table:table-cell office:value-type="float" office:value="0.0990845603515" calcext:value-type="float">
            <text:p>0.0990845604</text:p>
          </table:table-cell>
          <table:table-cell table:formula="of:=[.B30]-[.A30]" office:value-type="float" office:value="-0.0027654396485" calcext:value-type="float">
            <text:p>-0.0027654396</text:p>
          </table:table-cell>
          <table:table-cell table:number-columns-repeated="3"/>
        </table:table-row>
        <table:table-row table:style-name="ro1">
          <table:table-cell office:value-type="float" office:value="0.114175" calcext:value-type="float">
            <text:p>0.114175</text:p>
          </table:table-cell>
          <table:table-cell office:value-type="float" office:value="0.0767777164067" calcext:value-type="float">
            <text:p>0.0767777164</text:p>
          </table:table-cell>
          <table:table-cell table:formula="of:=[.B31]-[.A31]" office:value-type="float" office:value="-0.0373972835933" calcext:value-type="float">
            <text:p>-0.0373972836</text:p>
          </table:table-cell>
          <table:table-cell table:number-columns-repeated="3"/>
        </table:table-row>
        <table:table-row table:style-name="ro1">
          <table:table-cell office:value-type="float" office:value="0.112719" calcext:value-type="float">
            <text:p>0.112719</text:p>
          </table:table-cell>
          <table:table-cell office:value-type="float" office:value="0.0782366242402" calcext:value-type="float">
            <text:p>0.0782366242</text:p>
          </table:table-cell>
          <table:table-cell table:formula="of:=[.B32]-[.A32]" office:value-type="float" office:value="-0.0344823757598" calcext:value-type="float">
            <text:p>-0.0344823758</text:p>
          </table:table-cell>
          <table:table-cell table:number-columns-repeated="3"/>
        </table:table-row>
        <table:table-row table:style-name="ro1">
          <table:table-cell office:value-type="float" office:value="0.101174" calcext:value-type="float">
            <text:p>0.101174</text:p>
          </table:table-cell>
          <table:table-cell office:value-type="float" office:value="0.084559374985" calcext:value-type="float">
            <text:p>0.084559375</text:p>
          </table:table-cell>
          <table:table-cell table:formula="of:=[.B33]-[.A33]" office:value-type="float" office:value="-0.016614625015" calcext:value-type="float">
            <text:p>-0.016614625</text:p>
          </table:table-cell>
          <table:table-cell table:number-columns-repeated="3"/>
        </table:table-row>
        <table:table-row table:style-name="ro1">
          <table:table-cell office:value-type="float" office:value="0.107354" calcext:value-type="float">
            <text:p>0.107354</text:p>
          </table:table-cell>
          <table:table-cell office:value-type="float" office:value="0.070410494081" calcext:value-type="float">
            <text:p>0.0704104941</text:p>
          </table:table-cell>
          <table:table-cell table:formula="of:=[.B34]-[.A34]" office:value-type="float" office:value="-0.036943505919" calcext:value-type="float">
            <text:p>-0.0369435059</text:p>
          </table:table-cell>
          <table:table-cell table:number-columns-repeated="3"/>
        </table:table-row>
        <table:table-row table:style-name="ro1">
          <table:table-cell office:value-type="float" office:value="0.127204" calcext:value-type="float">
            <text:p>0.127204</text:p>
          </table:table-cell>
          <table:table-cell office:value-type="float" office:value="0.123145149783" calcext:value-type="float">
            <text:p>0.1231451498</text:p>
          </table:table-cell>
          <table:table-cell table:formula="of:=[.B35]-[.A35]" office:value-type="float" office:value="-0.00405885021699999" calcext:value-type="float">
            <text:p>-0.0040588502</text:p>
          </table:table-cell>
          <table:table-cell table:number-columns-repeated="3"/>
        </table:table-row>
        <table:table-row table:style-name="ro1">
          <table:table-cell office:value-type="float" office:value="0.112965" calcext:value-type="float">
            <text:p>0.112965</text:p>
          </table:table-cell>
          <table:table-cell office:value-type="float" office:value="0.0615370676751" calcext:value-type="float">
            <text:p>0.0615370677</text:p>
          </table:table-cell>
          <table:table-cell table:formula="of:=[.B36]-[.A36]" office:value-type="float" office:value="-0.0514279323249" calcext:value-type="float">
            <text:p>-0.0514279323</text:p>
          </table:table-cell>
          <table:table-cell table:number-columns-repeated="3"/>
        </table:table-row>
        <table:table-row table:style-name="ro1">
          <table:table-cell office:value-type="float" office:value="0.10126" calcext:value-type="float">
            <text:p>0.10126</text:p>
          </table:table-cell>
          <table:table-cell office:value-type="float" office:value="0.115399370157" calcext:value-type="float">
            <text:p>0.1153993702</text:p>
          </table:table-cell>
          <table:table-cell table:formula="of:=[.B37]-[.A37]" office:value-type="float" office:value="0.014139370157" calcext:value-type="float">
            <text:p>0.0141393702</text:p>
          </table:table-cell>
          <table:table-cell table:number-columns-repeated="3"/>
        </table:table-row>
        <table:table-row table:style-name="ro1">
          <table:table-cell office:value-type="float" office:value="0.093701" calcext:value-type="float">
            <text:p>0.093701</text:p>
          </table:table-cell>
          <table:table-cell office:value-type="float" office:value="0.0860567306232" calcext:value-type="float">
            <text:p>0.0860567306</text:p>
          </table:table-cell>
          <table:table-cell table:formula="of:=[.B38]-[.A38]" office:value-type="float" office:value="-0.00764426937679999" calcext:value-type="float">
            <text:p>-0.0076442694</text:p>
          </table:table-cell>
          <table:table-cell table:number-columns-repeated="3"/>
        </table:table-row>
        <table:table-row table:style-name="ro1">
          <table:table-cell office:value-type="float" office:value="0.127011" calcext:value-type="float">
            <text:p>0.127011</text:p>
          </table:table-cell>
          <table:table-cell office:value-type="float" office:value="0.0689726122485" calcext:value-type="float">
            <text:p>0.0689726122</text:p>
          </table:table-cell>
          <table:table-cell table:formula="of:=[.B39]-[.A39]" office:value-type="float" office:value="-0.0580383877515" calcext:value-type="float">
            <text:p>-0.0580383878</text:p>
          </table:table-cell>
          <table:table-cell table:number-columns-repeated="3"/>
        </table:table-row>
        <table:table-row table:style-name="ro1">
          <table:table-cell office:value-type="float" office:value="0.088381" calcext:value-type="float">
            <text:p>0.088381</text:p>
          </table:table-cell>
          <table:table-cell office:value-type="float" office:value="0.0762998547553" calcext:value-type="float">
            <text:p>0.0762998548</text:p>
          </table:table-cell>
          <table:table-cell table:formula="of:=[.B40]-[.A40]" office:value-type="float" office:value="-0.0120811452447" calcext:value-type="float">
            <text:p>-0.0120811452</text:p>
          </table:table-cell>
          <table:table-cell table:number-columns-repeated="3"/>
        </table:table-row>
        <table:table-row table:style-name="ro1">
          <table:table-cell office:value-type="float" office:value="0.112715" calcext:value-type="float">
            <text:p>0.112715</text:p>
          </table:table-cell>
          <table:table-cell office:value-type="float" office:value="0.0759590531191" calcext:value-type="float">
            <text:p>0.0759590531</text:p>
          </table:table-cell>
          <table:table-cell table:formula="of:=[.B41]-[.A41]" office:value-type="float" office:value="-0.0367559468809" calcext:value-type="float">
            <text:p>-0.0367559469</text:p>
          </table:table-cell>
          <table:table-cell table:number-columns-repeated="3"/>
        </table:table-row>
        <table:table-row table:style-name="ro1">
          <table:table-cell office:value-type="float" office:value="0.121782" calcext:value-type="float">
            <text:p>0.121782</text:p>
          </table:table-cell>
          <table:table-cell office:value-type="float" office:value="0.120502719696" calcext:value-type="float">
            <text:p>0.1205027197</text:p>
          </table:table-cell>
          <table:table-cell table:formula="of:=[.B42]-[.A42]" office:value-type="float" office:value="-0.001279280304" calcext:value-type="float">
            <text:p>-0.0012792803</text:p>
          </table:table-cell>
          <table:table-cell table:number-columns-repeated="3"/>
        </table:table-row>
        <table:table-row table:style-name="ro1">
          <table:table-cell office:value-type="float" office:value="0.103948" calcext:value-type="float">
            <text:p>0.103948</text:p>
          </table:table-cell>
          <table:table-cell office:value-type="float" office:value="0.0886098000277" calcext:value-type="float">
            <text:p>0.0886098</text:p>
          </table:table-cell>
          <table:table-cell table:formula="of:=[.B43]-[.A43]" office:value-type="float" office:value="-0.0153381999723" calcext:value-type="float">
            <text:p>-0.0153382</text:p>
          </table:table-cell>
          <table:table-cell table:number-columns-repeated="3"/>
        </table:table-row>
        <table:table-row table:style-name="ro1">
          <table:table-cell office:value-type="float" office:value="0.111236" calcext:value-type="float">
            <text:p>0.111236</text:p>
          </table:table-cell>
          <table:table-cell office:value-type="float" office:value="0.050715765552" calcext:value-type="float">
            <text:p>0.0507157656</text:p>
          </table:table-cell>
          <table:table-cell table:formula="of:=[.B44]-[.A44]" office:value-type="float" office:value="-0.060520234448" calcext:value-type="float">
            <text:p>-0.0605202344</text:p>
          </table:table-cell>
          <table:table-cell table:number-columns-repeated="3"/>
        </table:table-row>
        <table:table-row table:style-name="ro1">
          <table:table-cell office:value-type="float" office:value="0.092383" calcext:value-type="float">
            <text:p>0.092383</text:p>
          </table:table-cell>
          <table:table-cell office:value-type="float" office:value="0.0826843190486" calcext:value-type="float">
            <text:p>0.082684319</text:p>
          </table:table-cell>
          <table:table-cell table:formula="of:=[.B45]-[.A45]" office:value-type="float" office:value="-0.00969868095139999" calcext:value-type="float">
            <text:p>-0.009698681</text:p>
          </table:table-cell>
          <table:table-cell table:number-columns-repeated="3"/>
        </table:table-row>
        <table:table-row table:style-name="ro1">
          <table:table-cell office:value-type="float" office:value="0.10326" calcext:value-type="float">
            <text:p>0.10326</text:p>
          </table:table-cell>
          <table:table-cell office:value-type="float" office:value="0.0797477942279" calcext:value-type="float">
            <text:p>0.0797477942</text:p>
          </table:table-cell>
          <table:table-cell table:formula="of:=[.B46]-[.A46]" office:value-type="float" office:value="-0.0235122057721" calcext:value-type="float">
            <text:p>-0.0235122058</text:p>
          </table:table-cell>
          <table:table-cell table:number-columns-repeated="3"/>
        </table:table-row>
        <table:table-row table:style-name="ro1">
          <table:table-cell office:value-type="float" office:value="0.090088" calcext:value-type="float">
            <text:p>0.090088</text:p>
          </table:table-cell>
          <table:table-cell office:value-type="float" office:value="0.0803927465003" calcext:value-type="float">
            <text:p>0.0803927465</text:p>
          </table:table-cell>
          <table:table-cell table:formula="of:=[.B47]-[.A47]" office:value-type="float" office:value="-0.00969525349970001" calcext:value-type="float">
            <text:p>-0.0096952535</text:p>
          </table:table-cell>
          <table:table-cell table:number-columns-repeated="3"/>
        </table:table-row>
        <table:table-row table:style-name="ro1">
          <table:table-cell office:value-type="float" office:value="0.111057" calcext:value-type="float">
            <text:p>0.111057</text:p>
          </table:table-cell>
          <table:table-cell office:value-type="float" office:value="0.106104368114" calcext:value-type="float">
            <text:p>0.1061043681</text:p>
          </table:table-cell>
          <table:table-cell table:formula="of:=[.B48]-[.A48]" office:value-type="float" office:value="-0.00495263188599999" calcext:value-type="float">
            <text:p>-0.0049526319</text:p>
          </table:table-cell>
          <table:table-cell table:number-columns-repeated="3"/>
        </table:table-row>
        <table:table-row table:style-name="ro1">
          <table:table-cell office:value-type="float" office:value="0.10374" calcext:value-type="float">
            <text:p>0.10374</text:p>
          </table:table-cell>
          <table:table-cell office:value-type="float" office:value="0.0867086977436" calcext:value-type="float">
            <text:p>0.0867086977</text:p>
          </table:table-cell>
          <table:table-cell table:formula="of:=[.B49]-[.A49]" office:value-type="float" office:value="-0.0170313022564" calcext:value-type="float">
            <text:p>-0.01703130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2861234168" calcext:value-type="float">
            <text:p>0.0872861234</text:p>
          </table:table-cell>
          <table:table-cell table:formula="of:=[.B50]-[.A50]" office:value-type="float" office:value="0.0872861234168" calcext:value-type="float">
            <text:p>0.0872861234</text:p>
          </table:table-cell>
          <table:table-cell table:number-columns-repeated="3"/>
        </table:table-row>
        <table:table-row table:style-name="ro1">
          <table:table-cell office:value-type="float" office:value="0.103465" calcext:value-type="float">
            <text:p>0.103465</text:p>
          </table:table-cell>
          <table:table-cell office:value-type="float" office:value="0.115910032951" calcext:value-type="float">
            <text:p>0.115910033</text:p>
          </table:table-cell>
          <table:table-cell table:formula="of:=[.B51]-[.A51]" office:value-type="float" office:value="0.012445032951" calcext:value-type="float">
            <text:p>0.012445033</text:p>
          </table:table-cell>
          <table:table-cell table:number-columns-repeated="3"/>
        </table:table-row>
        <table:table-row table:style-name="ro1">
          <table:table-cell office:value-type="float" office:value="0.10228" calcext:value-type="float">
            <text:p>0.10228</text:p>
          </table:table-cell>
          <table:table-cell office:value-type="float" office:value="0.0729712232563" calcext:value-type="float">
            <text:p>0.0729712233</text:p>
          </table:table-cell>
          <table:table-cell table:formula="of:=[.B52]-[.A52]" office:value-type="float" office:value="-0.0293087767437" calcext:value-type="float">
            <text:p>-0.0293087767</text:p>
          </table:table-cell>
          <table:table-cell table:number-columns-repeated="3"/>
        </table:table-row>
        <table:table-row table:style-name="ro1">
          <table:table-cell office:value-type="float" office:value="0.10425" calcext:value-type="float">
            <text:p>0.10425</text:p>
          </table:table-cell>
          <table:table-cell office:value-type="float" office:value="0.0975970657945" calcext:value-type="float">
            <text:p>0.0975970658</text:p>
          </table:table-cell>
          <table:table-cell table:formula="of:=[.B53]-[.A53]" office:value-type="float" office:value="-0.00665293420549999" calcext:value-type="float">
            <text:p>-0.0066529342</text:p>
          </table:table-cell>
          <table:table-cell table:number-columns-repeated="3"/>
        </table:table-row>
        <table:table-row table:style-name="ro1">
          <table:table-cell office:value-type="float" office:value="0.111721" calcext:value-type="float">
            <text:p>0.111721</text:p>
          </table:table-cell>
          <table:table-cell office:value-type="float" office:value="0.0935529221213" calcext:value-type="float">
            <text:p>0.0935529221</text:p>
          </table:table-cell>
          <table:table-cell table:formula="of:=[.B54]-[.A54]" office:value-type="float" office:value="-0.0181680778787" calcext:value-type="float">
            <text:p>-0.0181680779</text:p>
          </table:table-cell>
          <table:table-cell table:number-columns-repeated="3"/>
        </table:table-row>
        <table:table-row table:style-name="ro1">
          <table:table-cell office:value-type="float" office:value="0.099946" calcext:value-type="float">
            <text:p>0.099946</text:p>
          </table:table-cell>
          <table:table-cell office:value-type="float" office:value="0.0781048769162" calcext:value-type="float">
            <text:p>0.0781048769</text:p>
          </table:table-cell>
          <table:table-cell table:formula="of:=[.B55]-[.A55]" office:value-type="float" office:value="-0.0218411230838" calcext:value-type="float">
            <text:p>-0.0218411231</text:p>
          </table:table-cell>
          <table:table-cell table:number-columns-repeated="3"/>
        </table:table-row>
        <table:table-row table:style-name="ro1">
          <table:table-cell office:value-type="float" office:value="0.103254" calcext:value-type="float">
            <text:p>0.103254</text:p>
          </table:table-cell>
          <table:table-cell office:value-type="float" office:value="0.13057912974" calcext:value-type="float">
            <text:p>0.1305791297</text:p>
          </table:table-cell>
          <table:table-cell table:formula="of:=[.B56]-[.A56]" office:value-type="float" office:value="0.02732512974" calcext:value-type="float">
            <text:p>0.0273251297</text:p>
          </table:table-cell>
          <table:table-cell table:number-columns-repeated="3"/>
        </table:table-row>
        <table:table-row table:style-name="ro1">
          <table:table-cell office:value-type="float" office:value="0.132135" calcext:value-type="float">
            <text:p>0.132135</text:p>
          </table:table-cell>
          <table:table-cell office:value-type="float" office:value="0.11214860372" calcext:value-type="float">
            <text:p>0.1121486037</text:p>
          </table:table-cell>
          <table:table-cell table:formula="of:=[.B57]-[.A57]" office:value-type="float" office:value="-0.01998639628" calcext:value-type="float">
            <text:p>-0.0199863963</text:p>
          </table:table-cell>
          <table:table-cell table:number-columns-repeated="3"/>
        </table:table-row>
        <table:table-row table:style-name="ro1">
          <table:table-cell office:value-type="float" office:value="0.106771" calcext:value-type="float">
            <text:p>0.106771</text:p>
          </table:table-cell>
          <table:table-cell office:value-type="float" office:value="0.0592764821352" calcext:value-type="float">
            <text:p>0.0592764821</text:p>
          </table:table-cell>
          <table:table-cell table:formula="of:=[.B58]-[.A58]" office:value-type="float" office:value="-0.0474945178648" calcext:value-type="float">
            <text:p>-0.0474945179</text:p>
          </table:table-cell>
          <table:table-cell table:number-columns-repeated="3"/>
        </table:table-row>
        <table:table-row table:style-name="ro1">
          <table:table-cell office:value-type="float" office:value="0.10223" calcext:value-type="float">
            <text:p>0.10223</text:p>
          </table:table-cell>
          <table:table-cell office:value-type="float" office:value="0.0921613384198" calcext:value-type="float">
            <text:p>0.0921613384</text:p>
          </table:table-cell>
          <table:table-cell table:formula="of:=[.B59]-[.A59]" office:value-type="float" office:value="-0.0100686615802" calcext:value-type="float">
            <text:p>-0.0100686616</text:p>
          </table:table-cell>
          <table:table-cell table:number-columns-repeated="3"/>
        </table:table-row>
        <table:table-row table:style-name="ro1">
          <table:table-cell office:value-type="float" office:value="0.091094" calcext:value-type="float">
            <text:p>0.091094</text:p>
          </table:table-cell>
          <table:table-cell office:value-type="float" office:value="0.0753153119645" calcext:value-type="float">
            <text:p>0.075315312</text:p>
          </table:table-cell>
          <table:table-cell table:formula="of:=[.B60]-[.A60]" office:value-type="float" office:value="-0.0157786880355" calcext:value-type="float">
            <text:p>-0.015778688</text:p>
          </table:table-cell>
          <table:table-cell table:number-columns-repeated="3"/>
        </table:table-row>
        <table:table-row table:style-name="ro1">
          <table:table-cell office:value-type="float" office:value="0.107774" calcext:value-type="float">
            <text:p>0.107774</text:p>
          </table:table-cell>
          <table:table-cell office:value-type="float" office:value="0.115267800375" calcext:value-type="float">
            <text:p>0.1152678004</text:p>
          </table:table-cell>
          <table:table-cell table:formula="of:=[.B61]-[.A61]" office:value-type="float" office:value="0.007493800375" calcext:value-type="float">
            <text:p>0.0074938004</text:p>
          </table:table-cell>
          <table:table-cell table:number-columns-repeated="3"/>
        </table:table-row>
        <table:table-row table:style-name="ro1">
          <table:table-cell office:value-type="float" office:value="0.106006" calcext:value-type="float">
            <text:p>0.106006</text:p>
          </table:table-cell>
          <table:table-cell office:value-type="float" office:value="0.0876210921145" calcext:value-type="float">
            <text:p>0.0876210921</text:p>
          </table:table-cell>
          <table:table-cell table:formula="of:=[.B62]-[.A62]" office:value-type="float" office:value="-0.0183849078855" calcext:value-type="float">
            <text:p>-0.0183849079</text:p>
          </table:table-cell>
          <table:table-cell table:number-columns-repeated="3"/>
        </table:table-row>
        <table:table-row table:style-name="ro1">
          <table:table-cell office:value-type="float" office:value="0.112288" calcext:value-type="float">
            <text:p>0.112288</text:p>
          </table:table-cell>
          <table:table-cell office:value-type="float" office:value="0.0805501708017" calcext:value-type="float">
            <text:p>0.0805501708</text:p>
          </table:table-cell>
          <table:table-cell table:formula="of:=[.B63]-[.A63]" office:value-type="float" office:value="-0.0317378291983" calcext:value-type="float">
            <text:p>-0.0317378292</text:p>
          </table:table-cell>
          <table:table-cell table:number-columns-repeated="3"/>
        </table:table-row>
        <table:table-row table:style-name="ro1">
          <table:table-cell office:value-type="float" office:value="0.089319" calcext:value-type="float">
            <text:p>0.089319</text:p>
          </table:table-cell>
          <table:table-cell office:value-type="float" office:value="0.116007819006" calcext:value-type="float">
            <text:p>0.116007819</text:p>
          </table:table-cell>
          <table:table-cell table:formula="of:=[.B64]-[.A64]" office:value-type="float" office:value="0.026688819006" calcext:value-type="float">
            <text:p>0.026688819</text:p>
          </table:table-cell>
          <table:table-cell table:number-columns-repeated="3"/>
        </table:table-row>
        <table:table-row table:style-name="ro1">
          <table:table-cell office:value-type="float" office:value="0.144441" calcext:value-type="float">
            <text:p>0.144441</text:p>
          </table:table-cell>
          <table:table-cell office:value-type="float" office:value="0.0836219293132" calcext:value-type="float">
            <text:p>0.0836219293</text:p>
          </table:table-cell>
          <table:table-cell table:formula="of:=[.B65]-[.A65]" office:value-type="float" office:value="-0.0608190706868" calcext:value-type="float">
            <text:p>-0.0608190707</text:p>
          </table:table-cell>
          <table:table-cell table:number-columns-repeated="3"/>
        </table:table-row>
        <table:table-row table:style-name="ro1">
          <table:table-cell office:value-type="float" office:value="0.10721" calcext:value-type="float">
            <text:p>0.10721</text:p>
          </table:table-cell>
          <table:table-cell office:value-type="float" office:value="0.0756978522267" calcext:value-type="float">
            <text:p>0.0756978522</text:p>
          </table:table-cell>
          <table:table-cell table:formula="of:=[.B66]-[.A66]" office:value-type="float" office:value="-0.0315121477733" calcext:value-type="float">
            <text:p>-0.0315121478</text:p>
          </table:table-cell>
          <table:table-cell table:number-columns-repeated="3"/>
        </table:table-row>
        <table:table-row table:style-name="ro1">
          <table:table-cell office:value-type="float" office:value="0.096348" calcext:value-type="float">
            <text:p>0.096348</text:p>
          </table:table-cell>
          <table:table-cell office:value-type="float" office:value="0.066228159587" calcext:value-type="float">
            <text:p>0.0662281596</text:p>
          </table:table-cell>
          <table:table-cell table:formula="of:=[.B67]-[.A67]" office:value-type="float" office:value="-0.030119840413" calcext:value-type="float">
            <text:p>-0.0301198404</text:p>
          </table:table-cell>
          <table:table-cell table:number-columns-repeated="3"/>
        </table:table-row>
        <table:table-row table:style-name="ro1">
          <table:table-cell office:value-type="float" office:value="0.112284" calcext:value-type="float">
            <text:p>0.112284</text:p>
          </table:table-cell>
          <table:table-cell office:value-type="float" office:value="0.0951484248859" calcext:value-type="float">
            <text:p>0.0951484249</text:p>
          </table:table-cell>
          <table:table-cell table:formula="of:=[.B68]-[.A68]" office:value-type="float" office:value="-0.0171355751141" calcext:value-type="float">
            <text:p>-0.0171355751</text:p>
          </table:table-cell>
          <table:table-cell table:number-columns-repeated="3"/>
        </table:table-row>
        <table:table-row table:style-name="ro1">
          <table:table-cell office:value-type="float" office:value="0.132018" calcext:value-type="float">
            <text:p>0.132018</text:p>
          </table:table-cell>
          <table:table-cell office:value-type="float" office:value="0.0911076290303" calcext:value-type="float">
            <text:p>0.091107629</text:p>
          </table:table-cell>
          <table:table-cell table:formula="of:=[.B69]-[.A69]" office:value-type="float" office:value="-0.0409103709697" calcext:value-type="float">
            <text:p>-0.040910371</text:p>
          </table:table-cell>
          <table:table-cell table:number-columns-repeated="3"/>
        </table:table-row>
        <table:table-row table:style-name="ro1">
          <table:table-cell office:value-type="float" office:value="0.091255" calcext:value-type="float">
            <text:p>0.091255</text:p>
          </table:table-cell>
          <table:table-cell office:value-type="float" office:value="0.099942020156" calcext:value-type="float">
            <text:p>0.0999420202</text:p>
          </table:table-cell>
          <table:table-cell table:formula="of:=[.B70]-[.A70]" office:value-type="float" office:value="0.00868702015599999" calcext:value-type="float">
            <text:p>0.0086870202</text:p>
          </table:table-cell>
          <table:table-cell table:number-columns-repeated="3"/>
        </table:table-row>
        <table:table-row table:style-name="ro1">
          <table:table-cell office:value-type="float" office:value="0.143315" calcext:value-type="float">
            <text:p>0.143315</text:p>
          </table:table-cell>
          <table:table-cell office:value-type="float" office:value="0.125467413785" calcext:value-type="float">
            <text:p>0.1254674138</text:p>
          </table:table-cell>
          <table:table-cell table:formula="of:=[.B71]-[.A71]" office:value-type="float" office:value="-0.017847586215" calcext:value-type="float">
            <text:p>-0.0178475862</text:p>
          </table:table-cell>
          <table:table-cell table:number-columns-repeated="3"/>
        </table:table-row>
        <table:table-row table:style-name="ro1">
          <table:table-cell office:value-type="float" office:value="0.122139" calcext:value-type="float">
            <text:p>0.122139</text:p>
          </table:table-cell>
          <table:table-cell office:value-type="float" office:value="0.106772829676" calcext:value-type="float">
            <text:p>0.1067728297</text:p>
          </table:table-cell>
          <table:table-cell table:formula="of:=[.B72]-[.A72]" office:value-type="float" office:value="-0.015366170324" calcext:value-type="float">
            <text:p>-0.0153661703</text:p>
          </table:table-cell>
          <table:table-cell table:number-columns-repeated="3"/>
        </table:table-row>
        <table:table-row table:style-name="ro1">
          <table:table-cell office:value-type="float" office:value="0.098924" calcext:value-type="float">
            <text:p>0.098924</text:p>
          </table:table-cell>
          <table:table-cell office:value-type="float" office:value="0.106952586096" calcext:value-type="float">
            <text:p>0.1069525861</text:p>
          </table:table-cell>
          <table:table-cell table:formula="of:=[.B73]-[.A73]" office:value-type="float" office:value="0.008028586096" calcext:value-type="float">
            <text:p>0.0080285861</text:p>
          </table:table-cell>
          <table:table-cell table:number-columns-repeated="3"/>
        </table:table-row>
        <table:table-row table:style-name="ro1">
          <table:table-cell office:value-type="float" office:value="0.154216" calcext:value-type="float">
            <text:p>0.154216</text:p>
          </table:table-cell>
          <table:table-cell office:value-type="float" office:value="0.0932685917241" calcext:value-type="float">
            <text:p>0.0932685917</text:p>
          </table:table-cell>
          <table:table-cell table:formula="of:=[.B74]-[.A74]" office:value-type="float" office:value="-0.0609474082759" calcext:value-type="float">
            <text:p>-0.0609474083</text:p>
          </table:table-cell>
          <table:table-cell table:number-columns-repeated="3"/>
        </table:table-row>
        <table:table-row table:style-name="ro1">
          <table:table-cell office:value-type="float" office:value="0.108917" calcext:value-type="float">
            <text:p>0.108917</text:p>
          </table:table-cell>
          <table:table-cell office:value-type="float" office:value="0.0638471875255" calcext:value-type="float">
            <text:p>0.0638471875</text:p>
          </table:table-cell>
          <table:table-cell table:formula="of:=[.B75]-[.A75]" office:value-type="float" office:value="-0.0450698124745" calcext:value-type="float">
            <text:p>-0.0450698125</text:p>
          </table:table-cell>
          <table:table-cell table:number-columns-repeated="3"/>
        </table:table-row>
        <table:table-row table:style-name="ro1">
          <table:table-cell office:value-type="float" office:value="0.10368" calcext:value-type="float">
            <text:p>0.10368</text:p>
          </table:table-cell>
          <table:table-cell office:value-type="float" office:value="0.0655403504595" calcext:value-type="float">
            <text:p>0.0655403505</text:p>
          </table:table-cell>
          <table:table-cell table:formula="of:=[.B76]-[.A76]" office:value-type="float" office:value="-0.0381396495405" calcext:value-type="float">
            <text:p>-0.0381396495</text:p>
          </table:table-cell>
          <table:table-cell table:number-columns-repeated="3"/>
        </table:table-row>
        <table:table-row table:style-name="ro1">
          <table:table-cell office:value-type="float" office:value="0.108007" calcext:value-type="float">
            <text:p>0.108007</text:p>
          </table:table-cell>
          <table:table-cell office:value-type="float" office:value="0.093431052471" calcext:value-type="float">
            <text:p>0.0934310525</text:p>
          </table:table-cell>
          <table:table-cell table:formula="of:=[.B77]-[.A77]" office:value-type="float" office:value="-0.014575947529" calcext:value-type="float">
            <text:p>-0.0145759475</text:p>
          </table:table-cell>
          <table:table-cell table:number-columns-repeated="3"/>
        </table:table-row>
        <table:table-row table:style-name="ro1">
          <table:table-cell office:value-type="float" office:value="0.113769" calcext:value-type="float">
            <text:p>0.113769</text:p>
          </table:table-cell>
          <table:table-cell office:value-type="float" office:value="0.101344010702" calcext:value-type="float">
            <text:p>0.1013440107</text:p>
          </table:table-cell>
          <table:table-cell table:formula="of:=[.B78]-[.A78]" office:value-type="float" office:value="-0.012424989298" calcext:value-type="float">
            <text:p>-0.0124249893</text:p>
          </table:table-cell>
          <table:table-cell table:number-columns-repeated="3"/>
        </table:table-row>
        <table:table-row table:style-name="ro1">
          <table:table-cell office:value-type="float" office:value="0.102493" calcext:value-type="float">
            <text:p>0.102493</text:p>
          </table:table-cell>
          <table:table-cell office:value-type="float" office:value="0.0949194286394" calcext:value-type="float">
            <text:p>0.0949194286</text:p>
          </table:table-cell>
          <table:table-cell table:formula="of:=[.B79]-[.A79]" office:value-type="float" office:value="-0.0075735713606" calcext:value-type="float">
            <text:p>-0.0075735714</text:p>
          </table:table-cell>
          <table:table-cell table:number-columns-repeated="3"/>
        </table:table-row>
        <table:table-row table:style-name="ro1">
          <table:table-cell office:value-type="float" office:value="0.118805" calcext:value-type="float">
            <text:p>0.118805</text:p>
          </table:table-cell>
          <table:table-cell office:value-type="float" office:value="0.0846350107801" calcext:value-type="float">
            <text:p>0.0846350108</text:p>
          </table:table-cell>
          <table:table-cell table:formula="of:=[.B80]-[.A80]" office:value-type="float" office:value="-0.0341699892199" calcext:value-type="float">
            <text:p>-0.0341699892</text:p>
          </table:table-cell>
          <table:table-cell table:number-columns-repeated="3"/>
        </table:table-row>
        <table:table-row table:style-name="ro1">
          <table:table-cell office:value-type="float" office:value="0.099599" calcext:value-type="float">
            <text:p>0.099599</text:p>
          </table:table-cell>
          <table:table-cell office:value-type="float" office:value="0.0975803308757" calcext:value-type="float">
            <text:p>0.0975803309</text:p>
          </table:table-cell>
          <table:table-cell table:formula="of:=[.B81]-[.A81]" office:value-type="float" office:value="-0.00201866912429999" calcext:value-type="float">
            <text:p>-0.0020186691</text:p>
          </table:table-cell>
          <table:table-cell table:number-columns-repeated="3"/>
        </table:table-row>
        <table:table-row table:style-name="ro1">
          <table:table-cell office:value-type="float" office:value="0.106031" calcext:value-type="float">
            <text:p>0.106031</text:p>
          </table:table-cell>
          <table:table-cell office:value-type="float" office:value="0.0767639075941" calcext:value-type="float">
            <text:p>0.0767639076</text:p>
          </table:table-cell>
          <table:table-cell table:formula="of:=[.B82]-[.A82]" office:value-type="float" office:value="-0.0292670924059" calcext:value-type="float">
            <text:p>-0.0292670924</text:p>
          </table:table-cell>
          <table:table-cell table:number-columns-repeated="3"/>
        </table:table-row>
        <table:table-row table:style-name="ro1">
          <table:table-cell office:value-type="float" office:value="0.198776" calcext:value-type="float">
            <text:p>0.198776</text:p>
          </table:table-cell>
          <table:table-cell office:value-type="float" office:value="0.0808948394339" calcext:value-type="float">
            <text:p>0.0808948394</text:p>
          </table:table-cell>
          <table:table-cell table:formula="of:=[.B83]-[.A83]" office:value-type="float" office:value="-0.1178811605661" calcext:value-type="float">
            <text:p>-0.1178811606</text:p>
          </table:table-cell>
          <table:table-cell table:number-columns-repeated="3"/>
        </table:table-row>
        <table:table-row table:style-name="ro1">
          <table:table-cell office:value-type="float" office:value="0.158909" calcext:value-type="float">
            <text:p>0.158909</text:p>
          </table:table-cell>
          <table:table-cell office:value-type="float" office:value="0.0739579865732" calcext:value-type="float">
            <text:p>0.0739579866</text:p>
          </table:table-cell>
          <table:table-cell table:formula="of:=[.B84]-[.A84]" office:value-type="float" office:value="-0.0849510134268" calcext:value-type="float">
            <text:p>-0.0849510134</text:p>
          </table:table-cell>
          <table:table-cell table:number-columns-repeated="3"/>
        </table:table-row>
        <table:table-row table:style-name="ro1">
          <table:table-cell office:value-type="float" office:value="0.092753" calcext:value-type="float">
            <text:p>0.092753</text:p>
          </table:table-cell>
          <table:table-cell office:value-type="float" office:value="0.0970158723868" calcext:value-type="float">
            <text:p>0.0970158724</text:p>
          </table:table-cell>
          <table:table-cell table:formula="of:=[.B85]-[.A85]" office:value-type="float" office:value="0.0042628723868" calcext:value-type="float">
            <text:p>0.0042628724</text:p>
          </table:table-cell>
          <table:table-cell table:number-columns-repeated="3"/>
        </table:table-row>
        <table:table-row table:style-name="ro1">
          <table:table-cell office:value-type="float" office:value="0.09447" calcext:value-type="float">
            <text:p>0.09447</text:p>
          </table:table-cell>
          <table:table-cell office:value-type="float" office:value="0.0640751116014" calcext:value-type="float">
            <text:p>0.0640751116</text:p>
          </table:table-cell>
          <table:table-cell table:formula="of:=[.B86]-[.A86]" office:value-type="float" office:value="-0.0303948883986" calcext:value-type="float">
            <text:p>-0.0303948884</text:p>
          </table:table-cell>
          <table:table-cell table:number-columns-repeated="3"/>
        </table:table-row>
        <table:table-row table:style-name="ro1">
          <table:table-cell office:value-type="float" office:value="0.105743" calcext:value-type="float">
            <text:p>0.105743</text:p>
          </table:table-cell>
          <table:table-cell office:value-type="float" office:value="0.11867042826" calcext:value-type="float">
            <text:p>0.1186704283</text:p>
          </table:table-cell>
          <table:table-cell table:formula="of:=[.B87]-[.A87]" office:value-type="float" office:value="0.01292742826" calcext:value-type="float">
            <text:p>0.0129274283</text:p>
          </table:table-cell>
          <table:table-cell table:number-columns-repeated="3"/>
        </table:table-row>
        <table:table-row table:style-name="ro1">
          <table:table-cell office:value-type="float" office:value="0.089363" calcext:value-type="float">
            <text:p>0.089363</text:p>
          </table:table-cell>
          <table:table-cell office:value-type="float" office:value="0.106102340033" calcext:value-type="float">
            <text:p>0.10610234</text:p>
          </table:table-cell>
          <table:table-cell table:formula="of:=[.B88]-[.A88]" office:value-type="float" office:value="0.016739340033" calcext:value-type="float">
            <text:p>0.01673934</text:p>
          </table:table-cell>
          <table:table-cell table:number-columns-repeated="3"/>
        </table:table-row>
        <table:table-row table:style-name="ro1">
          <table:table-cell office:value-type="float" office:value="0.12149" calcext:value-type="float">
            <text:p>0.12149</text:p>
          </table:table-cell>
          <table:table-cell office:value-type="float" office:value="0.0835211617427" calcext:value-type="float">
            <text:p>0.0835211617</text:p>
          </table:table-cell>
          <table:table-cell table:formula="of:=[.B89]-[.A89]" office:value-type="float" office:value="-0.0379688382573" calcext:value-type="float">
            <text:p>-0.0379688383</text:p>
          </table:table-cell>
          <table:table-cell table:number-columns-repeated="3"/>
        </table:table-row>
        <table:table-row table:style-name="ro1">
          <table:table-cell office:value-type="float" office:value="0.103846" calcext:value-type="float">
            <text:p>0.103846</text:p>
          </table:table-cell>
          <table:table-cell office:value-type="float" office:value="0.106914336829" calcext:value-type="float">
            <text:p>0.1069143368</text:p>
          </table:table-cell>
          <table:table-cell table:formula="of:=[.B90]-[.A90]" office:value-type="float" office:value="0.003068336829" calcext:value-type="float">
            <text:p>0.0030683368</text:p>
          </table:table-cell>
          <table:table-cell table:number-columns-repeated="3"/>
        </table:table-row>
        <table:table-row table:style-name="ro1">
          <table:table-cell office:value-type="float" office:value="0.119694" calcext:value-type="float">
            <text:p>0.119694</text:p>
          </table:table-cell>
          <table:table-cell office:value-type="float" office:value="0.0760856980978" calcext:value-type="float">
            <text:p>0.0760856981</text:p>
          </table:table-cell>
          <table:table-cell table:formula="of:=[.B91]-[.A91]" office:value-type="float" office:value="-0.0436083019022" calcext:value-type="float">
            <text:p>-0.0436083019</text:p>
          </table:table-cell>
          <table:table-cell table:number-columns-repeated="3"/>
        </table:table-row>
        <table:table-row table:style-name="ro1">
          <table:table-cell office:value-type="float" office:value="0.105408" calcext:value-type="float">
            <text:p>0.105408</text:p>
          </table:table-cell>
          <table:table-cell office:value-type="float" office:value="0.094743371856" calcext:value-type="float">
            <text:p>0.0947433719</text:p>
          </table:table-cell>
          <table:table-cell table:formula="of:=[.B92]-[.A92]" office:value-type="float" office:value="-0.010664628144" calcext:value-type="float">
            <text:p>-0.0106646281</text:p>
          </table:table-cell>
          <table:table-cell table:number-columns-repeated="3"/>
        </table:table-row>
        <table:table-row table:style-name="ro1">
          <table:table-cell office:value-type="float" office:value="0.090387" calcext:value-type="float">
            <text:p>0.090387</text:p>
          </table:table-cell>
          <table:table-cell office:value-type="float" office:value="0.0841937122102" calcext:value-type="float">
            <text:p>0.0841937122</text:p>
          </table:table-cell>
          <table:table-cell table:formula="of:=[.B93]-[.A93]" office:value-type="float" office:value="-0.0061932877898" calcext:value-type="float">
            <text:p>-0.0061932878</text:p>
          </table:table-cell>
          <table:table-cell table:number-columns-repeated="3"/>
        </table:table-row>
        <table:table-row table:style-name="ro1">
          <table:table-cell office:value-type="float" office:value="0.11251" calcext:value-type="float">
            <text:p>0.11251</text:p>
          </table:table-cell>
          <table:table-cell office:value-type="float" office:value="0.111883737749" calcext:value-type="float">
            <text:p>0.1118837377</text:p>
          </table:table-cell>
          <table:table-cell table:formula="of:=[.B94]-[.A94]" office:value-type="float" office:value="-0.000626262251000001" calcext:value-type="float">
            <text:p>-0.0006262623</text:p>
          </table:table-cell>
          <table:table-cell table:number-columns-repeated="3"/>
        </table:table-row>
        <table:table-row table:style-name="ro1">
          <table:table-cell office:value-type="float" office:value="0.146085" calcext:value-type="float">
            <text:p>0.146085</text:p>
          </table:table-cell>
          <table:table-cell office:value-type="float" office:value="0.0717028778568" calcext:value-type="float">
            <text:p>0.0717028779</text:p>
          </table:table-cell>
          <table:table-cell table:formula="of:=[.B95]-[.A95]" office:value-type="float" office:value="-0.0743821221432" calcext:value-type="float">
            <text:p>-0.0743821221</text:p>
          </table:table-cell>
          <table:table-cell table:number-columns-repeated="3"/>
        </table:table-row>
        <table:table-row table:style-name="ro1">
          <table:table-cell office:value-type="float" office:value="0.087538" calcext:value-type="float">
            <text:p>0.087538</text:p>
          </table:table-cell>
          <table:table-cell office:value-type="float" office:value="0.0711400967714" calcext:value-type="float">
            <text:p>0.0711400968</text:p>
          </table:table-cell>
          <table:table-cell table:formula="of:=[.B96]-[.A96]" office:value-type="float" office:value="-0.0163979032286" calcext:value-type="float">
            <text:p>-0.0163979032</text:p>
          </table:table-cell>
          <table:table-cell table:number-columns-repeated="3"/>
        </table:table-row>
        <table:table-row table:style-name="ro1">
          <table:table-cell office:value-type="float" office:value="0.144125" calcext:value-type="float">
            <text:p>0.144125</text:p>
          </table:table-cell>
          <table:table-cell office:value-type="float" office:value="0.0751494449295" calcext:value-type="float">
            <text:p>0.0751494449</text:p>
          </table:table-cell>
          <table:table-cell table:formula="of:=[.B97]-[.A97]" office:value-type="float" office:value="-0.0689755550705" calcext:value-type="float">
            <text:p>-0.0689755551</text:p>
          </table:table-cell>
          <table:table-cell table:number-columns-repeated="3"/>
        </table:table-row>
        <table:table-row table:style-name="ro1">
          <table:table-cell office:value-type="float" office:value="0.130145" calcext:value-type="float">
            <text:p>0.130145</text:p>
          </table:table-cell>
          <table:table-cell office:value-type="float" office:value="0.0994897130089" calcext:value-type="float">
            <text:p>0.099489713</text:p>
          </table:table-cell>
          <table:table-cell table:formula="of:=[.B98]-[.A98]" office:value-type="float" office:value="-0.0306552869911" calcext:value-type="float">
            <text:p>-0.030655287</text:p>
          </table:table-cell>
          <table:table-cell table:number-columns-repeated="3"/>
        </table:table-row>
        <table:table-row table:style-name="ro1">
          <table:table-cell office:value-type="float" office:value="0.117423" calcext:value-type="float">
            <text:p>0.117423</text:p>
          </table:table-cell>
          <table:table-cell office:value-type="float" office:value="0.0875298240868" calcext:value-type="float">
            <text:p>0.0875298241</text:p>
          </table:table-cell>
          <table:table-cell table:formula="of:=[.B99]-[.A99]" office:value-type="float" office:value="-0.0298931759132" calcext:value-type="float">
            <text:p>-0.0298931759</text:p>
          </table:table-cell>
          <table:table-cell table:number-columns-repeated="3"/>
        </table:table-row>
        <table:table-row table:style-name="ro1">
          <table:table-cell office:value-type="float" office:value="0.095774" calcext:value-type="float">
            <text:p>0.095774</text:p>
          </table:table-cell>
          <table:table-cell office:value-type="float" office:value="0.0889904933168" calcext:value-type="float">
            <text:p>0.0889904933</text:p>
          </table:table-cell>
          <table:table-cell table:formula="of:=[.B100]-[.A100]" office:value-type="float" office:value="-0.00678350668319999" calcext:value-type="float">
            <text:p>-0.0067835067</text:p>
          </table:table-cell>
          <table:table-cell table:number-columns-repeated="3"/>
        </table:table-row>
        <table:table-row table:style-name="ro1">
          <table:table-cell office:value-type="float" office:value="0.109343" calcext:value-type="float">
            <text:p>0.109343</text:p>
          </table:table-cell>
          <table:table-cell office:value-type="float" office:value="0.10721698329" calcext:value-type="float">
            <text:p>0.1072169833</text:p>
          </table:table-cell>
          <table:table-cell table:formula="of:=[.B101]-[.A101]" office:value-type="float" office:value="-0.00212601671" calcext:value-type="float">
            <text:p>-0.0021260167</text:p>
          </table:table-cell>
          <table:table-cell table:number-columns-repeated="3"/>
        </table:table-row>
      </table:table>
      <table:table table:name="base-more_it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A'-A</text:p>
          </table:table-cell>
          <table:table-cell table:number-columns-repeated="3"/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.149754" calcext:value-type="float">
            <text:p>0.149754</text:p>
          </table:table-cell>
          <table:table-cell table:formula="of:=[.B2]-[.A2]" office:value-type="float" office:value="0.039157" calcext:value-type="float">
            <text:p>0.039157</text:p>
          </table:table-cell>
          <table:table-cell/>
          <table:table-cell office:value-type="string" calcext:value-type="string">
            <text:p>AVERAGE</text:p>
          </table:table-cell>
          <table:table-cell table:formula="of:=AVERAGE([.C2:.C101])" office:value-type="float" office:value="0.01133079" calcext:value-type="float">
            <text:p>0.01133079</text:p>
          </table:table-cell>
        </table:table-row>
        <table:table-row table:style-name="ro1">
          <table:table-cell office:value-type="float" office:value="0.121461" calcext:value-type="float">
            <text:p>0.121461</text:p>
          </table:table-cell>
          <table:table-cell office:value-type="float" office:value="0.154923" calcext:value-type="float">
            <text:p>0.154923</text:p>
          </table:table-cell>
          <table:table-cell table:formula="of:=[.B3]-[.A3]" office:value-type="float" office:value="0.033462" calcext:value-type="float">
            <text:p>0.033462</text:p>
          </table:table-cell>
          <table:table-cell/>
          <table:table-cell office:value-type="string" calcext:value-type="string">
            <text:p>STDEV</text:p>
          </table:table-cell>
          <table:table-cell table:formula="of:=STDEV([.C2:.C101])" office:value-type="float" office:value="0.0528451543420994" calcext:value-type="float">
            <text:p>0.0528451543</text:p>
          </table:table-cell>
        </table:table-row>
        <table:table-row table:style-name="ro1">
          <table:table-cell office:value-type="float" office:value="0.095214" calcext:value-type="float">
            <text:p>0.095214</text:p>
          </table:table-cell>
          <table:table-cell office:value-type="float" office:value="0.108365" calcext:value-type="float">
            <text:p>0.108365</text:p>
          </table:table-cell>
          <table:table-cell table:formula="of:=[.B4]-[.A4]" office:value-type="float" office:value="0.013151" calcext:value-type="float">
            <text:p>0.013151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751" calcext:value-type="float">
            <text:p>0.143751</text:p>
          </table:table-cell>
          <table:table-cell table:formula="of:=[.B5]-[.A5]" office:value-type="float" office:value="0.143751" calcext:value-type="float">
            <text:p>0.143751</text:p>
          </table:table-cell>
          <table:table-cell/>
          <table:table-cell office:value-type="string" calcext:value-type="string">
            <text:p>PERCE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982" calcext:value-type="float">
            <text:p>0.155982</text:p>
          </table:table-cell>
          <table:table-cell table:formula="of:=[.B6]-[.A6]" office:value-type="float" office:value="0.155982" calcext:value-type="float">
            <text:p>0.155982</text:p>
          </table:table-cell>
          <table:table-cell/>
          <table:table-cell office:value-type="string" calcext:value-type="string">
            <text:p>TINV</text:p>
          </table:table-cell>
          <table:table-cell table:formula="of:=TINV([.F5]/2; [.F4]-1)" office:value-type="float" office:value="2.87130766121477" calcext:value-type="float">
            <text:p>2.8713076612</text:p>
          </table:table-cell>
        </table:table-row>
        <table:table-row table:style-name="ro1">
          <table:table-cell office:value-type="float" office:value="0.121511" calcext:value-type="float">
            <text:p>0.121511</text:p>
          </table:table-cell>
          <table:table-cell office:value-type="float" office:value="0.101411" calcext:value-type="float">
            <text:p>0.101411</text:p>
          </table:table-cell>
          <table:table-cell table:formula="of:=[.B7]-[.A7]" office:value-type="float" office:value="-0.0201" calcext:value-type="float">
            <text:p>-0.0201</text:p>
          </table:table-cell>
          <table:table-cell/>
          <table:table-cell office:value-type="string" calcext:value-type="string">
            <text:p>LEFT</text:p>
          </table:table-cell>
          <table:table-cell table:formula="of:=[.$F$2]-[.$F$3]/SQRT([.$F$4])*[.$F$6]" office:value-type="float" office:value="-0.00384267965205466" calcext:value-type="float">
            <text:p>-0.0038426797</text:p>
          </table:table-cell>
        </table:table-row>
        <table:table-row table:style-name="ro1">
          <table:table-cell office:value-type="float" office:value="0.124367" calcext:value-type="float">
            <text:p>0.124367</text:p>
          </table:table-cell>
          <table:table-cell office:value-type="float" office:value="0.086925" calcext:value-type="float">
            <text:p>0.086925</text:p>
          </table:table-cell>
          <table:table-cell table:formula="of:=[.B8]-[.A8]" office:value-type="float" office:value="-0.037442" calcext:value-type="float">
            <text:p>-0.037442</text:p>
          </table:table-cell>
          <table:table-cell/>
          <table:table-cell office:value-type="string" calcext:value-type="string">
            <text:p>RIGHT</text:p>
          </table:table-cell>
          <table:table-cell table:formula="of:=[.$F$2]+[.$F$3]/SQRT([.$F$4])*[.$F$6]" office:value-type="float" office:value="0.0265042596520547" calcext:value-type="float">
            <text:p>0.0265042597</text:p>
          </table:table-cell>
        </table:table-row>
        <table:table-row table:style-name="ro1">
          <table:table-cell office:value-type="float" office:value="0.167416" calcext:value-type="float">
            <text:p>0.167416</text:p>
          </table:table-cell>
          <table:table-cell office:value-type="float" office:value="0.168457" calcext:value-type="float">
            <text:p>0.168457</text:p>
          </table:table-cell>
          <table:table-cell table:formula="of:=[.B9]-[.A9]" office:value-type="float" office:value="0.00104100000000001" calcext:value-type="float">
            <text:p>0.001041</text:p>
          </table:table-cell>
          <table:table-cell/>
          <table:table-cell office:value-type="string" calcext:value-type="string">
            <text:p>SEA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89" calcext:value-type="float">
            <text:p>0.102489</text:p>
          </table:table-cell>
          <table:table-cell office:value-type="float" office:value="0.124791" calcext:value-type="float">
            <text:p>0.124791</text:p>
          </table:table-cell>
          <table:table-cell table:formula="of:=[.B10]-[.A10]" office:value-type="float" office:value="0.022302" calcext:value-type="float">
            <text:p>0.022302</text:p>
          </table:table-cell>
          <table:table-cell table:number-columns-repeated="2"/>
          <table:table-cell table:style-name="ce1" table:formula="of:=1-LEGACY.TDIST(ABS([.F9]-[.F2])/SQRT([.F3]);4;1)" office:value-type="float" office:value="0.518474348930954" calcext:value-type="float">
            <text:p>0.5184743489</text:p>
          </table:table-cell>
        </table:table-row>
        <table:table-row table:style-name="ro1">
          <table:table-cell office:value-type="float" office:value="0.081093" calcext:value-type="float">
            <text:p>0.081093</text:p>
          </table:table-cell>
          <table:table-cell office:value-type="float" office:value="0.11021" calcext:value-type="float">
            <text:p>0.11021</text:p>
          </table:table-cell>
          <table:table-cell table:formula="of:=[.B11]-[.A11]" office:value-type="float" office:value="0.029117" calcext:value-type="float">
            <text:p>0.029117</text:p>
          </table:table-cell>
          <table:table-cell table:number-columns-repeated="3"/>
        </table:table-row>
        <table:table-row table:style-name="ro1">
          <table:table-cell office:value-type="float" office:value="0.19255" calcext:value-type="float">
            <text:p>0.19255</text:p>
          </table:table-cell>
          <table:table-cell office:value-type="float" office:value="0.154712" calcext:value-type="float">
            <text:p>0.154712</text:p>
          </table:table-cell>
          <table:table-cell table:formula="of:=[.B12]-[.A12]" office:value-type="float" office:value="-0.037838" calcext:value-type="float">
            <text:p>-0.037838</text:p>
          </table:table-cell>
          <table:table-cell table:number-columns-repeated="3"/>
        </table:table-row>
        <table:table-row table:style-name="ro1">
          <table:table-cell office:value-type="float" office:value="0.093498" calcext:value-type="float">
            <text:p>0.093498</text:p>
          </table:table-cell>
          <table:table-cell office:value-type="float" office:value="0.09678" calcext:value-type="float">
            <text:p>0.09678</text:p>
          </table:table-cell>
          <table:table-cell table:formula="of:=[.B13]-[.A13]" office:value-type="float" office:value="0.00328199999999999" calcext:value-type="float">
            <text:p>0.003282</text:p>
          </table:table-cell>
          <table:table-cell table:number-columns-repeated="3"/>
        </table:table-row>
        <table:table-row table:style-name="ro1">
          <table:table-cell office:value-type="float" office:value="0.121713" calcext:value-type="float">
            <text:p>0.121713</text:p>
          </table:table-cell>
          <table:table-cell office:value-type="float" office:value="0.107353" calcext:value-type="float">
            <text:p>0.107353</text:p>
          </table:table-cell>
          <table:table-cell table:formula="of:=[.B14]-[.A14]" office:value-type="float" office:value="-0.01436" calcext:value-type="float">
            <text:p>-0.01436</text:p>
          </table:table-cell>
          <table:table-cell table:number-columns-repeated="3"/>
        </table:table-row>
        <table:table-row table:style-name="ro1">
          <table:table-cell office:value-type="float" office:value="0.092868" calcext:value-type="float">
            <text:p>0.092868</text:p>
          </table:table-cell>
          <table:table-cell office:value-type="float" office:value="0.142872" calcext:value-type="float">
            <text:p>0.142872</text:p>
          </table:table-cell>
          <table:table-cell table:formula="of:=[.B15]-[.A15]" office:value-type="float" office:value="0.050004" calcext:value-type="float">
            <text:p>0.050004</text:p>
          </table:table-cell>
          <table:table-cell table:number-columns-repeated="3"/>
        </table:table-row>
        <table:table-row table:style-name="ro1">
          <table:table-cell office:value-type="float" office:value="0.142955" calcext:value-type="float">
            <text:p>0.142955</text:p>
          </table:table-cell>
          <table:table-cell office:value-type="float" office:value="0.151621" calcext:value-type="float">
            <text:p>0.151621</text:p>
          </table:table-cell>
          <table:table-cell table:formula="of:=[.B16]-[.A16]" office:value-type="float" office:value="0.00866600000000001" calcext:value-type="float">
            <text:p>0.008666</text:p>
          </table:table-cell>
          <table:table-cell table:number-columns-repeated="3"/>
        </table:table-row>
        <table:table-row table:style-name="ro1">
          <table:table-cell office:value-type="float" office:value="0.15341" calcext:value-type="float">
            <text:p>0.15341</text:p>
          </table:table-cell>
          <table:table-cell office:value-type="float" office:value="0" calcext:value-type="float">
            <text:p>0</text:p>
          </table:table-cell>
          <table:table-cell table:formula="of:=[.B17]-[.A17]" office:value-type="float" office:value="-0.15341" calcext:value-type="float">
            <text:p>-0.15341</text:p>
          </table:table-cell>
          <table:table-cell table:number-columns-repeated="3"/>
        </table:table-row>
        <table:table-row table:style-name="ro1">
          <table:table-cell office:value-type="float" office:value="0.098186" calcext:value-type="float">
            <text:p>0.098186</text:p>
          </table:table-cell>
          <table:table-cell office:value-type="float" office:value="0.089649" calcext:value-type="float">
            <text:p>0.089649</text:p>
          </table:table-cell>
          <table:table-cell table:formula="of:=[.B18]-[.A18]" office:value-type="float" office:value="-0.008537" calcext:value-type="float">
            <text:p>-0.008537</text:p>
          </table:table-cell>
          <table:table-cell table:number-columns-repeated="3"/>
        </table:table-row>
        <table:table-row table:style-name="ro1">
          <table:table-cell office:value-type="float" office:value="0.093977" calcext:value-type="float">
            <text:p>0.093977</text:p>
          </table:table-cell>
          <table:table-cell office:value-type="float" office:value="0.094653" calcext:value-type="float">
            <text:p>0.094653</text:p>
          </table:table-cell>
          <table:table-cell table:formula="of:=[.B19]-[.A19]" office:value-type="float" office:value="0.00067600000000001" calcext:value-type="float">
            <text:p>0.000676</text:p>
          </table:table-cell>
          <table:table-cell table:number-columns-repeated="3"/>
        </table:table-row>
        <table:table-row table:style-name="ro1">
          <table:table-cell office:value-type="float" office:value="0.148097" calcext:value-type="float">
            <text:p>0.148097</text:p>
          </table:table-cell>
          <table:table-cell office:value-type="float" office:value="0.089516" calcext:value-type="float">
            <text:p>0.089516</text:p>
          </table:table-cell>
          <table:table-cell table:formula="of:=[.B20]-[.A20]" office:value-type="float" office:value="-0.058581" calcext:value-type="float">
            <text:p>-0.058581</text:p>
          </table:table-cell>
          <table:table-cell table:number-columns-repeated="3"/>
        </table:table-row>
        <table:table-row table:style-name="ro1">
          <table:table-cell office:value-type="float" office:value="0.134743" calcext:value-type="float">
            <text:p>0.134743</text:p>
          </table:table-cell>
          <table:table-cell office:value-type="float" office:value="0.119382" calcext:value-type="float">
            <text:p>0.119382</text:p>
          </table:table-cell>
          <table:table-cell table:formula="of:=[.B21]-[.A21]" office:value-type="float" office:value="-0.015361" calcext:value-type="float">
            <text:p>-0.01536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828" calcext:value-type="float">
            <text:p>0.095828</text:p>
          </table:table-cell>
          <table:table-cell table:formula="of:=[.B22]-[.A22]" office:value-type="float" office:value="0.095828" calcext:value-type="float">
            <text:p>0.095828</text:p>
          </table:table-cell>
          <table:table-cell table:number-columns-repeated="3"/>
        </table:table-row>
        <table:table-row table:style-name="ro1">
          <table:table-cell office:value-type="float" office:value="0.139446" calcext:value-type="float">
            <text:p>0.139446</text:p>
          </table:table-cell>
          <table:table-cell office:value-type="float" office:value="0.114289" calcext:value-type="float">
            <text:p>0.114289</text:p>
          </table:table-cell>
          <table:table-cell table:formula="of:=[.B23]-[.A23]" office:value-type="float" office:value="-0.025157" calcext:value-type="float">
            <text:p>-0.025157</text:p>
          </table:table-cell>
          <table:table-cell table:number-columns-repeated="3"/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office:value-type="float" office:value="0.154922" calcext:value-type="float">
            <text:p>0.154922</text:p>
          </table:table-cell>
          <table:table-cell table:formula="of:=[.B24]-[.A24]" office:value-type="float" office:value="0.058371" calcext:value-type="float">
            <text:p>0.058371</text:p>
          </table:table-cell>
          <table:table-cell table:number-columns-repeated="3"/>
        </table:table-row>
        <table:table-row table:style-name="ro1">
          <table:table-cell office:value-type="float" office:value="0.096929" calcext:value-type="float">
            <text:p>0.096929</text:p>
          </table:table-cell>
          <table:table-cell office:value-type="float" office:value="0.098952" calcext:value-type="float">
            <text:p>0.098952</text:p>
          </table:table-cell>
          <table:table-cell table:formula="of:=[.B25]-[.A25]" office:value-type="float" office:value="0.002023" calcext:value-type="float">
            <text:p>0.002023</text:p>
          </table:table-cell>
          <table:table-cell table:number-columns-repeated="3"/>
        </table:table-row>
        <table:table-row table:style-name="ro1">
          <table:table-cell office:value-type="float" office:value="0.13435" calcext:value-type="float">
            <text:p>0.13435</text:p>
          </table:table-cell>
          <table:table-cell office:value-type="float" office:value="0.129873" calcext:value-type="float">
            <text:p>0.129873</text:p>
          </table:table-cell>
          <table:table-cell table:formula="of:=[.B26]-[.A26]" office:value-type="float" office:value="-0.00447700000000001" calcext:value-type="float">
            <text:p>-0.004477</text:p>
          </table:table-cell>
          <table:table-cell table:number-columns-repeated="3"/>
        </table:table-row>
        <table:table-row table:style-name="ro1">
          <table:table-cell office:value-type="float" office:value="0.13618" calcext:value-type="float">
            <text:p>0.13618</text:p>
          </table:table-cell>
          <table:table-cell office:value-type="float" office:value="0.166169" calcext:value-type="float">
            <text:p>0.166169</text:p>
          </table:table-cell>
          <table:table-cell table:formula="of:=[.B27]-[.A27]" office:value-type="float" office:value="0.029989" calcext:value-type="float">
            <text:p>0.029989</text:p>
          </table:table-cell>
          <table:table-cell table:number-columns-repeated="3"/>
        </table:table-row>
        <table:table-row table:style-name="ro1">
          <table:table-cell office:value-type="float" office:value="0.101366" calcext:value-type="float">
            <text:p>0.101366</text:p>
          </table:table-cell>
          <table:table-cell office:value-type="float" office:value="0.109337" calcext:value-type="float">
            <text:p>0.109337</text:p>
          </table:table-cell>
          <table:table-cell table:formula="of:=[.B28]-[.A28]" office:value-type="float" office:value="0.00797099999999999" calcext:value-type="float">
            <text:p>0.007971</text:p>
          </table:table-cell>
          <table:table-cell table:number-columns-repeated="3"/>
        </table:table-row>
        <table:table-row table:style-name="ro1">
          <table:table-cell office:value-type="float" office:value="0.145675" calcext:value-type="float">
            <text:p>0.145675</text:p>
          </table:table-cell>
          <table:table-cell office:value-type="float" office:value="0.085528" calcext:value-type="float">
            <text:p>0.085528</text:p>
          </table:table-cell>
          <table:table-cell table:formula="of:=[.B29]-[.A29]" office:value-type="float" office:value="-0.060147" calcext:value-type="float">
            <text:p>-0.060147</text:p>
          </table:table-cell>
          <table:table-cell table:number-columns-repeated="3"/>
        </table:table-row>
        <table:table-row table:style-name="ro1">
          <table:table-cell office:value-type="float" office:value="0.10185" calcext:value-type="float">
            <text:p>0.10185</text:p>
          </table:table-cell>
          <table:table-cell office:value-type="float" office:value="0.124308" calcext:value-type="float">
            <text:p>0.124308</text:p>
          </table:table-cell>
          <table:table-cell table:formula="of:=[.B30]-[.A30]" office:value-type="float" office:value="0.022458" calcext:value-type="float">
            <text:p>0.022458</text:p>
          </table:table-cell>
          <table:table-cell table:number-columns-repeated="3"/>
        </table:table-row>
        <table:table-row table:style-name="ro1">
          <table:table-cell office:value-type="float" office:value="0.114175" calcext:value-type="float">
            <text:p>0.114175</text:p>
          </table:table-cell>
          <table:table-cell office:value-type="float" office:value="0.198786" calcext:value-type="float">
            <text:p>0.198786</text:p>
          </table:table-cell>
          <table:table-cell table:formula="of:=[.B31]-[.A31]" office:value-type="float" office:value="0.084611" calcext:value-type="float">
            <text:p>0.084611</text:p>
          </table:table-cell>
          <table:table-cell table:number-columns-repeated="3"/>
        </table:table-row>
        <table:table-row table:style-name="ro1">
          <table:table-cell office:value-type="float" office:value="0.112719" calcext:value-type="float">
            <text:p>0.112719</text:p>
          </table:table-cell>
          <table:table-cell office:value-type="float" office:value="0.097781" calcext:value-type="float">
            <text:p>0.097781</text:p>
          </table:table-cell>
          <table:table-cell table:formula="of:=[.B32]-[.A32]" office:value-type="float" office:value="-0.014938" calcext:value-type="float">
            <text:p>-0.014938</text:p>
          </table:table-cell>
          <table:table-cell table:number-columns-repeated="3"/>
        </table:table-row>
        <table:table-row table:style-name="ro1">
          <table:table-cell office:value-type="float" office:value="0.101174" calcext:value-type="float">
            <text:p>0.101174</text:p>
          </table:table-cell>
          <table:table-cell office:value-type="float" office:value="0.108045" calcext:value-type="float">
            <text:p>0.108045</text:p>
          </table:table-cell>
          <table:table-cell table:formula="of:=[.B33]-[.A33]" office:value-type="float" office:value="0.00687099999999999" calcext:value-type="float">
            <text:p>0.006871</text:p>
          </table:table-cell>
          <table:table-cell table:number-columns-repeated="3"/>
        </table:table-row>
        <table:table-row table:style-name="ro1">
          <table:table-cell office:value-type="float" office:value="0.107354" calcext:value-type="float">
            <text:p>0.107354</text:p>
          </table:table-cell>
          <table:table-cell office:value-type="float" office:value="0.163035" calcext:value-type="float">
            <text:p>0.163035</text:p>
          </table:table-cell>
          <table:table-cell table:formula="of:=[.B34]-[.A34]" office:value-type="float" office:value="0.055681" calcext:value-type="float">
            <text:p>0.055681</text:p>
          </table:table-cell>
          <table:table-cell table:number-columns-repeated="3"/>
        </table:table-row>
        <table:table-row table:style-name="ro1">
          <table:table-cell office:value-type="float" office:value="0.127204" calcext:value-type="float">
            <text:p>0.127204</text:p>
          </table:table-cell>
          <table:table-cell office:value-type="float" office:value="0" calcext:value-type="float">
            <text:p>0</text:p>
          </table:table-cell>
          <table:table-cell table:formula="of:=[.B35]-[.A35]" office:value-type="float" office:value="-0.127204" calcext:value-type="float">
            <text:p>-0.127204</text:p>
          </table:table-cell>
          <table:table-cell table:number-columns-repeated="3"/>
        </table:table-row>
        <table:table-row table:style-name="ro1">
          <table:table-cell office:value-type="float" office:value="0.112965" calcext:value-type="float">
            <text:p>0.112965</text:p>
          </table:table-cell>
          <table:table-cell office:value-type="float" office:value="0.10478" calcext:value-type="float">
            <text:p>0.10478</text:p>
          </table:table-cell>
          <table:table-cell table:formula="of:=[.B36]-[.A36]" office:value-type="float" office:value="-0.008185" calcext:value-type="float">
            <text:p>-0.008185</text:p>
          </table:table-cell>
          <table:table-cell table:number-columns-repeated="3"/>
        </table:table-row>
        <table:table-row table:style-name="ro1">
          <table:table-cell office:value-type="float" office:value="0.10126" calcext:value-type="float">
            <text:p>0.10126</text:p>
          </table:table-cell>
          <table:table-cell office:value-type="float" office:value="0.086903" calcext:value-type="float">
            <text:p>0.086903</text:p>
          </table:table-cell>
          <table:table-cell table:formula="of:=[.B37]-[.A37]" office:value-type="float" office:value="-0.014357" calcext:value-type="float">
            <text:p>-0.014357</text:p>
          </table:table-cell>
          <table:table-cell table:number-columns-repeated="3"/>
        </table:table-row>
        <table:table-row table:style-name="ro1">
          <table:table-cell office:value-type="float" office:value="0.093701" calcext:value-type="float">
            <text:p>0.093701</text:p>
          </table:table-cell>
          <table:table-cell office:value-type="float" office:value="0.139127" calcext:value-type="float">
            <text:p>0.139127</text:p>
          </table:table-cell>
          <table:table-cell table:formula="of:=[.B38]-[.A38]" office:value-type="float" office:value="0.045426" calcext:value-type="float">
            <text:p>0.045426</text:p>
          </table:table-cell>
          <table:table-cell table:number-columns-repeated="3"/>
        </table:table-row>
        <table:table-row table:style-name="ro1">
          <table:table-cell office:value-type="float" office:value="0.127011" calcext:value-type="float">
            <text:p>0.127011</text:p>
          </table:table-cell>
          <table:table-cell office:value-type="float" office:value="0.103702" calcext:value-type="float">
            <text:p>0.103702</text:p>
          </table:table-cell>
          <table:table-cell table:formula="of:=[.B39]-[.A39]" office:value-type="float" office:value="-0.023309" calcext:value-type="float">
            <text:p>-0.023309</text:p>
          </table:table-cell>
          <table:table-cell table:number-columns-repeated="3"/>
        </table:table-row>
        <table:table-row table:style-name="ro1">
          <table:table-cell office:value-type="float" office:value="0.088381" calcext:value-type="float">
            <text:p>0.088381</text:p>
          </table:table-cell>
          <table:table-cell office:value-type="float" office:value="0.106466" calcext:value-type="float">
            <text:p>0.106466</text:p>
          </table:table-cell>
          <table:table-cell table:formula="of:=[.B40]-[.A40]" office:value-type="float" office:value="0.018085" calcext:value-type="float">
            <text:p>0.018085</text:p>
          </table:table-cell>
          <table:table-cell table:number-columns-repeated="3"/>
        </table:table-row>
        <table:table-row table:style-name="ro1">
          <table:table-cell office:value-type="float" office:value="0.112715" calcext:value-type="float">
            <text:p>0.112715</text:p>
          </table:table-cell>
          <table:table-cell office:value-type="float" office:value="0.127884" calcext:value-type="float">
            <text:p>0.127884</text:p>
          </table:table-cell>
          <table:table-cell table:formula="of:=[.B41]-[.A41]" office:value-type="float" office:value="0.015169" calcext:value-type="float">
            <text:p>0.015169</text:p>
          </table:table-cell>
          <table:table-cell table:number-columns-repeated="3"/>
        </table:table-row>
        <table:table-row table:style-name="ro1">
          <table:table-cell office:value-type="float" office:value="0.121782" calcext:value-type="float">
            <text:p>0.121782</text:p>
          </table:table-cell>
          <table:table-cell office:value-type="float" office:value="0.125419" calcext:value-type="float">
            <text:p>0.125419</text:p>
          </table:table-cell>
          <table:table-cell table:formula="of:=[.B42]-[.A42]" office:value-type="float" office:value="0.003637" calcext:value-type="float">
            <text:p>0.003637</text:p>
          </table:table-cell>
          <table:table-cell table:number-columns-repeated="3"/>
        </table:table-row>
        <table:table-row table:style-name="ro1">
          <table:table-cell office:value-type="float" office:value="0.103948" calcext:value-type="float">
            <text:p>0.103948</text:p>
          </table:table-cell>
          <table:table-cell office:value-type="float" office:value="0.142664" calcext:value-type="float">
            <text:p>0.142664</text:p>
          </table:table-cell>
          <table:table-cell table:formula="of:=[.B43]-[.A43]" office:value-type="float" office:value="0.038716" calcext:value-type="float">
            <text:p>0.038716</text:p>
          </table:table-cell>
          <table:table-cell table:number-columns-repeated="3"/>
        </table:table-row>
        <table:table-row table:style-name="ro1">
          <table:table-cell office:value-type="float" office:value="0.111236" calcext:value-type="float">
            <text:p>0.111236</text:p>
          </table:table-cell>
          <table:table-cell office:value-type="float" office:value="0.139829" calcext:value-type="float">
            <text:p>0.139829</text:p>
          </table:table-cell>
          <table:table-cell table:formula="of:=[.B44]-[.A44]" office:value-type="float" office:value="0.028593" calcext:value-type="float">
            <text:p>0.028593</text:p>
          </table:table-cell>
          <table:table-cell table:number-columns-repeated="3"/>
        </table:table-row>
        <table:table-row table:style-name="ro1">
          <table:table-cell office:value-type="float" office:value="0.092383" calcext:value-type="float">
            <text:p>0.092383</text:p>
          </table:table-cell>
          <table:table-cell office:value-type="float" office:value="0.083535" calcext:value-type="float">
            <text:p>0.083535</text:p>
          </table:table-cell>
          <table:table-cell table:formula="of:=[.B45]-[.A45]" office:value-type="float" office:value="-0.008848" calcext:value-type="float">
            <text:p>-0.008848</text:p>
          </table:table-cell>
          <table:table-cell table:number-columns-repeated="3"/>
        </table:table-row>
        <table:table-row table:style-name="ro1">
          <table:table-cell office:value-type="float" office:value="0.10326" calcext:value-type="float">
            <text:p>0.10326</text:p>
          </table:table-cell>
          <table:table-cell office:value-type="float" office:value="0.10813" calcext:value-type="float">
            <text:p>0.10813</text:p>
          </table:table-cell>
          <table:table-cell table:formula="of:=[.B46]-[.A46]" office:value-type="float" office:value="0.00487" calcext:value-type="float">
            <text:p>0.00487</text:p>
          </table:table-cell>
          <table:table-cell table:number-columns-repeated="3"/>
        </table:table-row>
        <table:table-row table:style-name="ro1">
          <table:table-cell office:value-type="float" office:value="0.090088" calcext:value-type="float">
            <text:p>0.090088</text:p>
          </table:table-cell>
          <table:table-cell office:value-type="float" office:value="0.11435" calcext:value-type="float">
            <text:p>0.11435</text:p>
          </table:table-cell>
          <table:table-cell table:formula="of:=[.B47]-[.A47]" office:value-type="float" office:value="0.024262" calcext:value-type="float">
            <text:p>0.024262</text:p>
          </table:table-cell>
          <table:table-cell table:number-columns-repeated="3"/>
        </table:table-row>
        <table:table-row table:style-name="ro1">
          <table:table-cell office:value-type="float" office:value="0.111057" calcext:value-type="float">
            <text:p>0.111057</text:p>
          </table:table-cell>
          <table:table-cell office:value-type="float" office:value="0.104157" calcext:value-type="float">
            <text:p>0.104157</text:p>
          </table:table-cell>
          <table:table-cell table:formula="of:=[.B48]-[.A48]" office:value-type="float" office:value="-0.00689999999999999" calcext:value-type="float">
            <text:p>-0.0069</text:p>
          </table:table-cell>
          <table:table-cell table:number-columns-repeated="3"/>
        </table:table-row>
        <table:table-row table:style-name="ro1">
          <table:table-cell office:value-type="float" office:value="0.10374" calcext:value-type="float">
            <text:p>0.10374</text:p>
          </table:table-cell>
          <table:table-cell office:value-type="float" office:value="0.094507" calcext:value-type="float">
            <text:p>0.094507</text:p>
          </table:table-cell>
          <table:table-cell table:formula="of:=[.B49]-[.A49]" office:value-type="float" office:value="-0.009233" calcext:value-type="float">
            <text:p>-0.0092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802" calcext:value-type="float">
            <text:p>0.097802</text:p>
          </table:table-cell>
          <table:table-cell table:formula="of:=[.B50]-[.A50]" office:value-type="float" office:value="0.097802" calcext:value-type="float">
            <text:p>0.097802</text:p>
          </table:table-cell>
          <table:table-cell table:number-columns-repeated="3"/>
        </table:table-row>
        <table:table-row table:style-name="ro1">
          <table:table-cell office:value-type="float" office:value="0.103465" calcext:value-type="float">
            <text:p>0.103465</text:p>
          </table:table-cell>
          <table:table-cell office:value-type="float" office:value="0.10348" calcext:value-type="float">
            <text:p>0.10348</text:p>
          </table:table-cell>
          <table:table-cell table:formula="of:=[.B51]-[.A51]" office:value-type="float" office:value="0.0000149999999999872" calcext:value-type="float">
            <text:p>0.000015</text:p>
          </table:table-cell>
          <table:table-cell table:number-columns-repeated="3"/>
        </table:table-row>
        <table:table-row table:style-name="ro1">
          <table:table-cell office:value-type="float" office:value="0.10228" calcext:value-type="float">
            <text:p>0.10228</text:p>
          </table:table-cell>
          <table:table-cell office:value-type="float" office:value="0.125888" calcext:value-type="float">
            <text:p>0.125888</text:p>
          </table:table-cell>
          <table:table-cell table:formula="of:=[.B52]-[.A52]" office:value-type="float" office:value="0.023608" calcext:value-type="float">
            <text:p>0.023608</text:p>
          </table:table-cell>
          <table:table-cell table:number-columns-repeated="3"/>
        </table:table-row>
        <table:table-row table:style-name="ro1">
          <table:table-cell office:value-type="float" office:value="0.10425" calcext:value-type="float">
            <text:p>0.10425</text:p>
          </table:table-cell>
          <table:table-cell office:value-type="float" office:value="0.105823" calcext:value-type="float">
            <text:p>0.105823</text:p>
          </table:table-cell>
          <table:table-cell table:formula="of:=[.B53]-[.A53]" office:value-type="float" office:value="0.001573" calcext:value-type="float">
            <text:p>0.001573</text:p>
          </table:table-cell>
          <table:table-cell table:number-columns-repeated="3"/>
        </table:table-row>
        <table:table-row table:style-name="ro1">
          <table:table-cell office:value-type="float" office:value="0.111721" calcext:value-type="float">
            <text:p>0.111721</text:p>
          </table:table-cell>
          <table:table-cell office:value-type="float" office:value="0.08509" calcext:value-type="float">
            <text:p>0.08509</text:p>
          </table:table-cell>
          <table:table-cell table:formula="of:=[.B54]-[.A54]" office:value-type="float" office:value="-0.026631" calcext:value-type="float">
            <text:p>-0.026631</text:p>
          </table:table-cell>
          <table:table-cell table:number-columns-repeated="3"/>
        </table:table-row>
        <table:table-row table:style-name="ro1">
          <table:table-cell office:value-type="float" office:value="0.099946" calcext:value-type="float">
            <text:p>0.099946</text:p>
          </table:table-cell>
          <table:table-cell office:value-type="float" office:value="0.130886" calcext:value-type="float">
            <text:p>0.130886</text:p>
          </table:table-cell>
          <table:table-cell table:formula="of:=[.B55]-[.A55]" office:value-type="float" office:value="0.03094" calcext:value-type="float">
            <text:p>0.03094</text:p>
          </table:table-cell>
          <table:table-cell table:number-columns-repeated="3"/>
        </table:table-row>
        <table:table-row table:style-name="ro1">
          <table:table-cell office:value-type="float" office:value="0.103254" calcext:value-type="float">
            <text:p>0.103254</text:p>
          </table:table-cell>
          <table:table-cell office:value-type="float" office:value="0.128373" calcext:value-type="float">
            <text:p>0.128373</text:p>
          </table:table-cell>
          <table:table-cell table:formula="of:=[.B56]-[.A56]" office:value-type="float" office:value="0.025119" calcext:value-type="float">
            <text:p>0.025119</text:p>
          </table:table-cell>
          <table:table-cell table:number-columns-repeated="3"/>
        </table:table-row>
        <table:table-row table:style-name="ro1">
          <table:table-cell office:value-type="float" office:value="0.132135" calcext:value-type="float">
            <text:p>0.132135</text:p>
          </table:table-cell>
          <table:table-cell office:value-type="float" office:value="0.145468" calcext:value-type="float">
            <text:p>0.145468</text:p>
          </table:table-cell>
          <table:table-cell table:formula="of:=[.B57]-[.A57]" office:value-type="float" office:value="0.013333" calcext:value-type="float">
            <text:p>0.013333</text:p>
          </table:table-cell>
          <table:table-cell table:number-columns-repeated="3"/>
        </table:table-row>
        <table:table-row table:style-name="ro1">
          <table:table-cell office:value-type="float" office:value="0.106771" calcext:value-type="float">
            <text:p>0.106771</text:p>
          </table:table-cell>
          <table:table-cell office:value-type="float" office:value="0.09739" calcext:value-type="float">
            <text:p>0.09739</text:p>
          </table:table-cell>
          <table:table-cell table:formula="of:=[.B58]-[.A58]" office:value-type="float" office:value="-0.009381" calcext:value-type="float">
            <text:p>-0.009381</text:p>
          </table:table-cell>
          <table:table-cell table:number-columns-repeated="3"/>
        </table:table-row>
        <table:table-row table:style-name="ro1">
          <table:table-cell office:value-type="float" office:value="0.10223" calcext:value-type="float">
            <text:p>0.10223</text:p>
          </table:table-cell>
          <table:table-cell office:value-type="float" office:value="0.143267" calcext:value-type="float">
            <text:p>0.143267</text:p>
          </table:table-cell>
          <table:table-cell table:formula="of:=[.B59]-[.A59]" office:value-type="float" office:value="0.041037" calcext:value-type="float">
            <text:p>0.041037</text:p>
          </table:table-cell>
          <table:table-cell table:number-columns-repeated="3"/>
        </table:table-row>
        <table:table-row table:style-name="ro1">
          <table:table-cell office:value-type="float" office:value="0.091094" calcext:value-type="float">
            <text:p>0.091094</text:p>
          </table:table-cell>
          <table:table-cell office:value-type="float" office:value="0.194092" calcext:value-type="float">
            <text:p>0.194092</text:p>
          </table:table-cell>
          <table:table-cell table:formula="of:=[.B60]-[.A60]" office:value-type="float" office:value="0.102998" calcext:value-type="float">
            <text:p>0.102998</text:p>
          </table:table-cell>
          <table:table-cell table:number-columns-repeated="3"/>
        </table:table-row>
        <table:table-row table:style-name="ro1">
          <table:table-cell office:value-type="float" office:value="0.107774" calcext:value-type="float">
            <text:p>0.107774</text:p>
          </table:table-cell>
          <table:table-cell office:value-type="float" office:value="0.098965" calcext:value-type="float">
            <text:p>0.098965</text:p>
          </table:table-cell>
          <table:table-cell table:formula="of:=[.B61]-[.A61]" office:value-type="float" office:value="-0.008809" calcext:value-type="float">
            <text:p>-0.008809</text:p>
          </table:table-cell>
          <table:table-cell table:number-columns-repeated="3"/>
        </table:table-row>
        <table:table-row table:style-name="ro1">
          <table:table-cell office:value-type="float" office:value="0.106006" calcext:value-type="float">
            <text:p>0.106006</text:p>
          </table:table-cell>
          <table:table-cell office:value-type="float" office:value="0.104796" calcext:value-type="float">
            <text:p>0.104796</text:p>
          </table:table-cell>
          <table:table-cell table:formula="of:=[.B62]-[.A62]" office:value-type="float" office:value="-0.00120999999999999" calcext:value-type="float">
            <text:p>-0.00121</text:p>
          </table:table-cell>
          <table:table-cell table:number-columns-repeated="3"/>
        </table:table-row>
        <table:table-row table:style-name="ro1">
          <table:table-cell office:value-type="float" office:value="0.112288" calcext:value-type="float">
            <text:p>0.112288</text:p>
          </table:table-cell>
          <table:table-cell office:value-type="float" office:value="0.143386" calcext:value-type="float">
            <text:p>0.143386</text:p>
          </table:table-cell>
          <table:table-cell table:formula="of:=[.B63]-[.A63]" office:value-type="float" office:value="0.031098" calcext:value-type="float">
            <text:p>0.031098</text:p>
          </table:table-cell>
          <table:table-cell table:number-columns-repeated="3"/>
        </table:table-row>
        <table:table-row table:style-name="ro1">
          <table:table-cell office:value-type="float" office:value="0.089319" calcext:value-type="float">
            <text:p>0.089319</text:p>
          </table:table-cell>
          <table:table-cell office:value-type="float" office:value="0.194317" calcext:value-type="float">
            <text:p>0.194317</text:p>
          </table:table-cell>
          <table:table-cell table:formula="of:=[.B64]-[.A64]" office:value-type="float" office:value="0.104998" calcext:value-type="float">
            <text:p>0.104998</text:p>
          </table:table-cell>
          <table:table-cell table:number-columns-repeated="3"/>
        </table:table-row>
        <table:table-row table:style-name="ro1">
          <table:table-cell office:value-type="float" office:value="0.144441" calcext:value-type="float">
            <text:p>0.144441</text:p>
          </table:table-cell>
          <table:table-cell office:value-type="float" office:value="0.135644" calcext:value-type="float">
            <text:p>0.135644</text:p>
          </table:table-cell>
          <table:table-cell table:formula="of:=[.B65]-[.A65]" office:value-type="float" office:value="-0.008797" calcext:value-type="float">
            <text:p>-0.008797</text:p>
          </table:table-cell>
          <table:table-cell table:number-columns-repeated="3"/>
        </table:table-row>
        <table:table-row table:style-name="ro1">
          <table:table-cell office:value-type="float" office:value="0.10721" calcext:value-type="float">
            <text:p>0.10721</text:p>
          </table:table-cell>
          <table:table-cell office:value-type="float" office:value="0.080488" calcext:value-type="float">
            <text:p>0.080488</text:p>
          </table:table-cell>
          <table:table-cell table:formula="of:=[.B66]-[.A66]" office:value-type="float" office:value="-0.026722" calcext:value-type="float">
            <text:p>-0.026722</text:p>
          </table:table-cell>
          <table:table-cell table:number-columns-repeated="3"/>
        </table:table-row>
        <table:table-row table:style-name="ro1">
          <table:table-cell office:value-type="float" office:value="0.096348" calcext:value-type="float">
            <text:p>0.096348</text:p>
          </table:table-cell>
          <table:table-cell office:value-type="float" office:value="0.105532" calcext:value-type="float">
            <text:p>0.105532</text:p>
          </table:table-cell>
          <table:table-cell table:formula="of:=[.B67]-[.A67]" office:value-type="float" office:value="0.00918400000000001" calcext:value-type="float">
            <text:p>0.009184</text:p>
          </table:table-cell>
          <table:table-cell table:number-columns-repeated="3"/>
        </table:table-row>
        <table:table-row table:style-name="ro1">
          <table:table-cell office:value-type="float" office:value="0.112284" calcext:value-type="float">
            <text:p>0.112284</text:p>
          </table:table-cell>
          <table:table-cell office:value-type="float" office:value="0.109837" calcext:value-type="float">
            <text:p>0.109837</text:p>
          </table:table-cell>
          <table:table-cell table:formula="of:=[.B68]-[.A68]" office:value-type="float" office:value="-0.002447" calcext:value-type="float">
            <text:p>-0.002447</text:p>
          </table:table-cell>
          <table:table-cell table:number-columns-repeated="3"/>
        </table:table-row>
        <table:table-row table:style-name="ro1">
          <table:table-cell office:value-type="float" office:value="0.132018" calcext:value-type="float">
            <text:p>0.132018</text:p>
          </table:table-cell>
          <table:table-cell office:value-type="float" office:value="0.108796" calcext:value-type="float">
            <text:p>0.108796</text:p>
          </table:table-cell>
          <table:table-cell table:formula="of:=[.B69]-[.A69]" office:value-type="float" office:value="-0.023222" calcext:value-type="float">
            <text:p>-0.023222</text:p>
          </table:table-cell>
          <table:table-cell table:number-columns-repeated="3"/>
        </table:table-row>
        <table:table-row table:style-name="ro1">
          <table:table-cell office:value-type="float" office:value="0.091255" calcext:value-type="float">
            <text:p>0.091255</text:p>
          </table:table-cell>
          <table:table-cell office:value-type="float" office:value="0.194371" calcext:value-type="float">
            <text:p>0.194371</text:p>
          </table:table-cell>
          <table:table-cell table:formula="of:=[.B70]-[.A70]" office:value-type="float" office:value="0.103116" calcext:value-type="float">
            <text:p>0.103116</text:p>
          </table:table-cell>
          <table:table-cell table:number-columns-repeated="3"/>
        </table:table-row>
        <table:table-row table:style-name="ro1">
          <table:table-cell office:value-type="float" office:value="0.143315" calcext:value-type="float">
            <text:p>0.143315</text:p>
          </table:table-cell>
          <table:table-cell office:value-type="float" office:value="0.101261" calcext:value-type="float">
            <text:p>0.101261</text:p>
          </table:table-cell>
          <table:table-cell table:formula="of:=[.B71]-[.A71]" office:value-type="float" office:value="-0.042054" calcext:value-type="float">
            <text:p>-0.042054</text:p>
          </table:table-cell>
          <table:table-cell table:number-columns-repeated="3"/>
        </table:table-row>
        <table:table-row table:style-name="ro1">
          <table:table-cell office:value-type="float" office:value="0.122139" calcext:value-type="float">
            <text:p>0.122139</text:p>
          </table:table-cell>
          <table:table-cell office:value-type="float" office:value="0.12801" calcext:value-type="float">
            <text:p>0.12801</text:p>
          </table:table-cell>
          <table:table-cell table:formula="of:=[.B72]-[.A72]" office:value-type="float" office:value="0.00587099999999999" calcext:value-type="float">
            <text:p>0.005871</text:p>
          </table:table-cell>
          <table:table-cell table:number-columns-repeated="3"/>
        </table:table-row>
        <table:table-row table:style-name="ro1">
          <table:table-cell office:value-type="float" office:value="0.098924" calcext:value-type="float">
            <text:p>0.098924</text:p>
          </table:table-cell>
          <table:table-cell office:value-type="float" office:value="0.141861" calcext:value-type="float">
            <text:p>0.141861</text:p>
          </table:table-cell>
          <table:table-cell table:formula="of:=[.B73]-[.A73]" office:value-type="float" office:value="0.042937" calcext:value-type="float">
            <text:p>0.042937</text:p>
          </table:table-cell>
          <table:table-cell table:number-columns-repeated="3"/>
        </table:table-row>
        <table:table-row table:style-name="ro1">
          <table:table-cell office:value-type="float" office:value="0.154216" calcext:value-type="float">
            <text:p>0.154216</text:p>
          </table:table-cell>
          <table:table-cell office:value-type="float" office:value="0.106073" calcext:value-type="float">
            <text:p>0.106073</text:p>
          </table:table-cell>
          <table:table-cell table:formula="of:=[.B74]-[.A74]" office:value-type="float" office:value="-0.048143" calcext:value-type="float">
            <text:p>-0.048143</text:p>
          </table:table-cell>
          <table:table-cell table:number-columns-repeated="3"/>
        </table:table-row>
        <table:table-row table:style-name="ro1">
          <table:table-cell office:value-type="float" office:value="0.108917" calcext:value-type="float">
            <text:p>0.108917</text:p>
          </table:table-cell>
          <table:table-cell office:value-type="float" office:value="0.261027" calcext:value-type="float">
            <text:p>0.261027</text:p>
          </table:table-cell>
          <table:table-cell table:formula="of:=[.B75]-[.A75]" office:value-type="float" office:value="0.15211" calcext:value-type="float">
            <text:p>0.15211</text:p>
          </table:table-cell>
          <table:table-cell table:number-columns-repeated="3"/>
        </table:table-row>
        <table:table-row table:style-name="ro1">
          <table:table-cell office:value-type="float" office:value="0.10368" calcext:value-type="float">
            <text:p>0.10368</text:p>
          </table:table-cell>
          <table:table-cell office:value-type="float" office:value="0.111289" calcext:value-type="float">
            <text:p>0.111289</text:p>
          </table:table-cell>
          <table:table-cell table:formula="of:=[.B76]-[.A76]" office:value-type="float" office:value="0.007609" calcext:value-type="float">
            <text:p>0.007609</text:p>
          </table:table-cell>
          <table:table-cell table:number-columns-repeated="3"/>
        </table:table-row>
        <table:table-row table:style-name="ro1">
          <table:table-cell office:value-type="float" office:value="0.108007" calcext:value-type="float">
            <text:p>0.108007</text:p>
          </table:table-cell>
          <table:table-cell office:value-type="float" office:value="0.120695" calcext:value-type="float">
            <text:p>0.120695</text:p>
          </table:table-cell>
          <table:table-cell table:formula="of:=[.B77]-[.A77]" office:value-type="float" office:value="0.012688" calcext:value-type="float">
            <text:p>0.012688</text:p>
          </table:table-cell>
          <table:table-cell table:number-columns-repeated="3"/>
        </table:table-row>
        <table:table-row table:style-name="ro1">
          <table:table-cell office:value-type="float" office:value="0.113769" calcext:value-type="float">
            <text:p>0.113769</text:p>
          </table:table-cell>
          <table:table-cell office:value-type="float" office:value="0.122056" calcext:value-type="float">
            <text:p>0.122056</text:p>
          </table:table-cell>
          <table:table-cell table:formula="of:=[.B78]-[.A78]" office:value-type="float" office:value="0.008287" calcext:value-type="float">
            <text:p>0.008287</text:p>
          </table:table-cell>
          <table:table-cell table:number-columns-repeated="3"/>
        </table:table-row>
        <table:table-row table:style-name="ro1">
          <table:table-cell office:value-type="float" office:value="0.102493" calcext:value-type="float">
            <text:p>0.102493</text:p>
          </table:table-cell>
          <table:table-cell office:value-type="float" office:value="0.148398" calcext:value-type="float">
            <text:p>0.148398</text:p>
          </table:table-cell>
          <table:table-cell table:formula="of:=[.B79]-[.A79]" office:value-type="float" office:value="0.045905" calcext:value-type="float">
            <text:p>0.045905</text:p>
          </table:table-cell>
          <table:table-cell table:number-columns-repeated="3"/>
        </table:table-row>
        <table:table-row table:style-name="ro1">
          <table:table-cell office:value-type="float" office:value="0.118805" calcext:value-type="float">
            <text:p>0.118805</text:p>
          </table:table-cell>
          <table:table-cell office:value-type="float" office:value="0.194793" calcext:value-type="float">
            <text:p>0.194793</text:p>
          </table:table-cell>
          <table:table-cell table:formula="of:=[.B80]-[.A80]" office:value-type="float" office:value="0.075988" calcext:value-type="float">
            <text:p>0.075988</text:p>
          </table:table-cell>
          <table:table-cell table:number-columns-repeated="3"/>
        </table:table-row>
        <table:table-row table:style-name="ro1">
          <table:table-cell office:value-type="float" office:value="0.099599" calcext:value-type="float">
            <text:p>0.099599</text:p>
          </table:table-cell>
          <table:table-cell office:value-type="float" office:value="0.098981" calcext:value-type="float">
            <text:p>0.098981</text:p>
          </table:table-cell>
          <table:table-cell table:formula="of:=[.B81]-[.A81]" office:value-type="float" office:value="-0.000617999999999994" calcext:value-type="float">
            <text:p>-0.000618</text:p>
          </table:table-cell>
          <table:table-cell table:number-columns-repeated="3"/>
        </table:table-row>
        <table:table-row table:style-name="ro1">
          <table:table-cell office:value-type="float" office:value="0.106031" calcext:value-type="float">
            <text:p>0.106031</text:p>
          </table:table-cell>
          <table:table-cell office:value-type="float" office:value="0.095432" calcext:value-type="float">
            <text:p>0.095432</text:p>
          </table:table-cell>
          <table:table-cell table:formula="of:=[.B82]-[.A82]" office:value-type="float" office:value="-0.010599" calcext:value-type="float">
            <text:p>-0.010599</text:p>
          </table:table-cell>
          <table:table-cell table:number-columns-repeated="3"/>
        </table:table-row>
        <table:table-row table:style-name="ro1">
          <table:table-cell office:value-type="float" office:value="0.198776" calcext:value-type="float">
            <text:p>0.198776</text:p>
          </table:table-cell>
          <table:table-cell office:value-type="float" office:value="0" calcext:value-type="float">
            <text:p>0</text:p>
          </table:table-cell>
          <table:table-cell table:formula="of:=[.B83]-[.A83]" office:value-type="float" office:value="-0.198776" calcext:value-type="float">
            <text:p>-0.198776</text:p>
          </table:table-cell>
          <table:table-cell table:number-columns-repeated="3"/>
        </table:table-row>
        <table:table-row table:style-name="ro1">
          <table:table-cell office:value-type="float" office:value="0.158909" calcext:value-type="float">
            <text:p>0.158909</text:p>
          </table:table-cell>
          <table:table-cell office:value-type="float" office:value="0.129679" calcext:value-type="float">
            <text:p>0.129679</text:p>
          </table:table-cell>
          <table:table-cell table:formula="of:=[.B84]-[.A84]" office:value-type="float" office:value="-0.02923" calcext:value-type="float">
            <text:p>-0.02923</text:p>
          </table:table-cell>
          <table:table-cell table:number-columns-repeated="3"/>
        </table:table-row>
        <table:table-row table:style-name="ro1">
          <table:table-cell office:value-type="float" office:value="0.092753" calcext:value-type="float">
            <text:p>0.092753</text:p>
          </table:table-cell>
          <table:table-cell office:value-type="float" office:value="0.20244" calcext:value-type="float">
            <text:p>0.20244</text:p>
          </table:table-cell>
          <table:table-cell table:formula="of:=[.B85]-[.A85]" office:value-type="float" office:value="0.109687" calcext:value-type="float">
            <text:p>0.109687</text:p>
          </table:table-cell>
          <table:table-cell table:number-columns-repeated="3"/>
        </table:table-row>
        <table:table-row table:style-name="ro1">
          <table:table-cell office:value-type="float" office:value="0.09447" calcext:value-type="float">
            <text:p>0.09447</text:p>
          </table:table-cell>
          <table:table-cell office:value-type="float" office:value="0.14046" calcext:value-type="float">
            <text:p>0.14046</text:p>
          </table:table-cell>
          <table:table-cell table:formula="of:=[.B86]-[.A86]" office:value-type="float" office:value="0.04599" calcext:value-type="float">
            <text:p>0.04599</text:p>
          </table:table-cell>
          <table:table-cell table:number-columns-repeated="3"/>
        </table:table-row>
        <table:table-row table:style-name="ro1">
          <table:table-cell office:value-type="float" office:value="0.105743" calcext:value-type="float">
            <text:p>0.105743</text:p>
          </table:table-cell>
          <table:table-cell office:value-type="float" office:value="0.106316" calcext:value-type="float">
            <text:p>0.106316</text:p>
          </table:table-cell>
          <table:table-cell table:formula="of:=[.B87]-[.A87]" office:value-type="float" office:value="0.000573000000000004" calcext:value-type="float">
            <text:p>0.000573</text:p>
          </table:table-cell>
          <table:table-cell table:number-columns-repeated="3"/>
        </table:table-row>
        <table:table-row table:style-name="ro1">
          <table:table-cell office:value-type="float" office:value="0.089363" calcext:value-type="float">
            <text:p>0.089363</text:p>
          </table:table-cell>
          <table:table-cell office:value-type="float" office:value="0.118504" calcext:value-type="float">
            <text:p>0.118504</text:p>
          </table:table-cell>
          <table:table-cell table:formula="of:=[.B88]-[.A88]" office:value-type="float" office:value="0.029141" calcext:value-type="float">
            <text:p>0.029141</text:p>
          </table:table-cell>
          <table:table-cell table:number-columns-repeated="3"/>
        </table:table-row>
        <table:table-row table:style-name="ro1">
          <table:table-cell office:value-type="float" office:value="0.12149" calcext:value-type="float">
            <text:p>0.12149</text:p>
          </table:table-cell>
          <table:table-cell office:value-type="float" office:value="0.098425" calcext:value-type="float">
            <text:p>0.098425</text:p>
          </table:table-cell>
          <table:table-cell table:formula="of:=[.B89]-[.A89]" office:value-type="float" office:value="-0.023065" calcext:value-type="float">
            <text:p>-0.023065</text:p>
          </table:table-cell>
          <table:table-cell table:number-columns-repeated="3"/>
        </table:table-row>
        <table:table-row table:style-name="ro1">
          <table:table-cell office:value-type="float" office:value="0.103846" calcext:value-type="float">
            <text:p>0.103846</text:p>
          </table:table-cell>
          <table:table-cell office:value-type="float" office:value="0.105051" calcext:value-type="float">
            <text:p>0.105051</text:p>
          </table:table-cell>
          <table:table-cell table:formula="of:=[.B90]-[.A90]" office:value-type="float" office:value="0.001205" calcext:value-type="float">
            <text:p>0.001205</text:p>
          </table:table-cell>
          <table:table-cell table:number-columns-repeated="3"/>
        </table:table-row>
        <table:table-row table:style-name="ro1">
          <table:table-cell office:value-type="float" office:value="0.119694" calcext:value-type="float">
            <text:p>0.119694</text:p>
          </table:table-cell>
          <table:table-cell office:value-type="float" office:value="0.094397" calcext:value-type="float">
            <text:p>0.094397</text:p>
          </table:table-cell>
          <table:table-cell table:formula="of:=[.B91]-[.A91]" office:value-type="float" office:value="-0.025297" calcext:value-type="float">
            <text:p>-0.025297</text:p>
          </table:table-cell>
          <table:table-cell table:number-columns-repeated="3"/>
        </table:table-row>
        <table:table-row table:style-name="ro1">
          <table:table-cell office:value-type="float" office:value="0.105408" calcext:value-type="float">
            <text:p>0.105408</text:p>
          </table:table-cell>
          <table:table-cell office:value-type="float" office:value="0.105057" calcext:value-type="float">
            <text:p>0.105057</text:p>
          </table:table-cell>
          <table:table-cell table:formula="of:=[.B92]-[.A92]" office:value-type="float" office:value="-0.000351000000000004" calcext:value-type="float">
            <text:p>-0.000351</text:p>
          </table:table-cell>
          <table:table-cell table:number-columns-repeated="3"/>
        </table:table-row>
        <table:table-row table:style-name="ro1">
          <table:table-cell office:value-type="float" office:value="0.090387" calcext:value-type="float">
            <text:p>0.090387</text:p>
          </table:table-cell>
          <table:table-cell office:value-type="float" office:value="0.121719" calcext:value-type="float">
            <text:p>0.121719</text:p>
          </table:table-cell>
          <table:table-cell table:formula="of:=[.B93]-[.A93]" office:value-type="float" office:value="0.031332" calcext:value-type="float">
            <text:p>0.031332</text:p>
          </table:table-cell>
          <table:table-cell table:number-columns-repeated="3"/>
        </table:table-row>
        <table:table-row table:style-name="ro1">
          <table:table-cell office:value-type="float" office:value="0.11251" calcext:value-type="float">
            <text:p>0.11251</text:p>
          </table:table-cell>
          <table:table-cell office:value-type="float" office:value="0.140256" calcext:value-type="float">
            <text:p>0.140256</text:p>
          </table:table-cell>
          <table:table-cell table:formula="of:=[.B94]-[.A94]" office:value-type="float" office:value="0.027746" calcext:value-type="float">
            <text:p>0.027746</text:p>
          </table:table-cell>
          <table:table-cell table:number-columns-repeated="3"/>
        </table:table-row>
        <table:table-row table:style-name="ro1">
          <table:table-cell office:value-type="float" office:value="0.146085" calcext:value-type="float">
            <text:p>0.146085</text:p>
          </table:table-cell>
          <table:table-cell office:value-type="float" office:value="0.09196" calcext:value-type="float">
            <text:p>0.09196</text:p>
          </table:table-cell>
          <table:table-cell table:formula="of:=[.B95]-[.A95]" office:value-type="float" office:value="-0.054125" calcext:value-type="float">
            <text:p>-0.054125</text:p>
          </table:table-cell>
          <table:table-cell table:number-columns-repeated="3"/>
        </table:table-row>
        <table:table-row table:style-name="ro1">
          <table:table-cell office:value-type="float" office:value="0.087538" calcext:value-type="float">
            <text:p>0.087538</text:p>
          </table:table-cell>
          <table:table-cell office:value-type="float" office:value="0.091825" calcext:value-type="float">
            <text:p>0.091825</text:p>
          </table:table-cell>
          <table:table-cell table:formula="of:=[.B96]-[.A96]" office:value-type="float" office:value="0.004287" calcext:value-type="float">
            <text:p>0.004287</text:p>
          </table:table-cell>
          <table:table-cell table:number-columns-repeated="3"/>
        </table:table-row>
        <table:table-row table:style-name="ro1">
          <table:table-cell office:value-type="float" office:value="0.144125" calcext:value-type="float">
            <text:p>0.144125</text:p>
          </table:table-cell>
          <table:table-cell office:value-type="float" office:value="0.156406" calcext:value-type="float">
            <text:p>0.156406</text:p>
          </table:table-cell>
          <table:table-cell table:formula="of:=[.B97]-[.A97]" office:value-type="float" office:value="0.012281" calcext:value-type="float">
            <text:p>0.012281</text:p>
          </table:table-cell>
          <table:table-cell table:number-columns-repeated="3"/>
        </table:table-row>
        <table:table-row table:style-name="ro1">
          <table:table-cell office:value-type="float" office:value="0.130145" calcext:value-type="float">
            <text:p>0.130145</text:p>
          </table:table-cell>
          <table:table-cell office:value-type="float" office:value="0.107021" calcext:value-type="float">
            <text:p>0.107021</text:p>
          </table:table-cell>
          <table:table-cell table:formula="of:=[.B98]-[.A98]" office:value-type="float" office:value="-0.023124" calcext:value-type="float">
            <text:p>-0.023124</text:p>
          </table:table-cell>
          <table:table-cell table:number-columns-repeated="3"/>
        </table:table-row>
        <table:table-row table:style-name="ro1">
          <table:table-cell office:value-type="float" office:value="0.117423" calcext:value-type="float">
            <text:p>0.117423</text:p>
          </table:table-cell>
          <table:table-cell office:value-type="float" office:value="0.197607" calcext:value-type="float">
            <text:p>0.197607</text:p>
          </table:table-cell>
          <table:table-cell table:formula="of:=[.B99]-[.A99]" office:value-type="float" office:value="0.080184" calcext:value-type="float">
            <text:p>0.080184</text:p>
          </table:table-cell>
          <table:table-cell table:number-columns-repeated="3"/>
        </table:table-row>
        <table:table-row table:style-name="ro1">
          <table:table-cell office:value-type="float" office:value="0.095774" calcext:value-type="float">
            <text:p>0.095774</text:p>
          </table:table-cell>
          <table:table-cell office:value-type="float" office:value="0.099352" calcext:value-type="float">
            <text:p>0.099352</text:p>
          </table:table-cell>
          <table:table-cell table:formula="of:=[.B100]-[.A100]" office:value-type="float" office:value="0.003578" calcext:value-type="float">
            <text:p>0.003578</text:p>
          </table:table-cell>
          <table:table-cell table:number-columns-repeated="3"/>
        </table:table-row>
        <table:table-row table:style-name="ro1">
          <table:table-cell office:value-type="float" office:value="0.109343" calcext:value-type="float">
            <text:p>0.109343</text:p>
          </table:table-cell>
          <table:table-cell office:value-type="float" office:value="0.128035" calcext:value-type="float">
            <text:p>0.128035</text:p>
          </table:table-cell>
          <table:table-cell table:formula="of:=[.B101]-[.A101]" office:value-type="float" office:value="0.018692" calcext:value-type="float">
            <text:p>0.018692</text:p>
          </table:table-cell>
          <table:table-cell table:number-columns-repeated="3"/>
        </table:table-row>
      </table:table>
      <table:table table:name="base-less_it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A'-A</text:p>
          </table:table-cell>
          <table:table-cell table:number-columns-repeated="3"/>
        </table:table-row>
        <table:table-row table:style-name="ro1">
          <table:table-cell office:value-type="float" office:value="0.110597" calcext:value-type="float">
            <text:p>0.110597</text:p>
          </table:table-cell>
          <table:table-cell office:value-type="float" office:value="0.15566" calcext:value-type="float">
            <text:p>0.15566</text:p>
          </table:table-cell>
          <table:table-cell table:formula="of:=[.B2]-[.A2]" office:value-type="float" office:value="0.045063" calcext:value-type="float">
            <text:p>0.045063</text:p>
          </table:table-cell>
          <table:table-cell/>
          <table:table-cell office:value-type="string" calcext:value-type="string">
            <text:p>AVERAGE</text:p>
          </table:table-cell>
          <table:table-cell table:formula="of:=AVERAGE([.C2:.C101])" office:value-type="float" office:value="0.0155237" calcext:value-type="float">
            <text:p>0.0155237</text:p>
          </table:table-cell>
        </table:table-row>
        <table:table-row table:style-name="ro1">
          <table:table-cell office:value-type="float" office:value="0.121461" calcext:value-type="float">
            <text:p>0.121461</text:p>
          </table:table-cell>
          <table:table-cell office:value-type="float" office:value="0.155074" calcext:value-type="float">
            <text:p>0.155074</text:p>
          </table:table-cell>
          <table:table-cell table:formula="of:=[.B3]-[.A3]" office:value-type="float" office:value="0.033613" calcext:value-type="float">
            <text:p>0.033613</text:p>
          </table:table-cell>
          <table:table-cell/>
          <table:table-cell office:value-type="string" calcext:value-type="string">
            <text:p>STDEV</text:p>
          </table:table-cell>
          <table:table-cell table:formula="of:=STDEV([.C2:.C101])" office:value-type="float" office:value="0.0399750558907007" calcext:value-type="float">
            <text:p>0.0399750559</text:p>
          </table:table-cell>
        </table:table-row>
        <table:table-row table:style-name="ro1">
          <table:table-cell office:value-type="float" office:value="0.095214" calcext:value-type="float">
            <text:p>0.095214</text:p>
          </table:table-cell>
          <table:table-cell office:value-type="float" office:value="0.155448" calcext:value-type="float">
            <text:p>0.155448</text:p>
          </table:table-cell>
          <table:table-cell table:formula="of:=[.B4]-[.A4]" office:value-type="float" office:value="0.060234" calcext:value-type="float">
            <text:p>0.060234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6468" calcext:value-type="float">
            <text:p>0.106468</text:p>
          </table:table-cell>
          <table:table-cell table:formula="of:=[.B5]-[.A5]" office:value-type="float" office:value="0.106468" calcext:value-type="float">
            <text:p>0.106468</text:p>
          </table:table-cell>
          <table:table-cell/>
          <table:table-cell office:value-type="string" calcext:value-type="string">
            <text:p>PERCE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178" calcext:value-type="float">
            <text:p>0.098178</text:p>
          </table:table-cell>
          <table:table-cell table:formula="of:=[.B6]-[.A6]" office:value-type="float" office:value="0.098178" calcext:value-type="float">
            <text:p>0.098178</text:p>
          </table:table-cell>
          <table:table-cell/>
          <table:table-cell office:value-type="string" calcext:value-type="string">
            <text:p>TINV</text:p>
          </table:table-cell>
          <table:table-cell table:formula="of:=TINV([.F5]/2; [.F4]-1)" office:value-type="float" office:value="2.87130766121477" calcext:value-type="float">
            <text:p>2.8713076612</text:p>
          </table:table-cell>
        </table:table-row>
        <table:table-row table:style-name="ro1">
          <table:table-cell office:value-type="float" office:value="0.121511" calcext:value-type="float">
            <text:p>0.121511</text:p>
          </table:table-cell>
          <table:table-cell office:value-type="float" office:value="0.158936" calcext:value-type="float">
            <text:p>0.158936</text:p>
          </table:table-cell>
          <table:table-cell table:formula="of:=[.B7]-[.A7]" office:value-type="float" office:value="0.037425" calcext:value-type="float">
            <text:p>0.037425</text:p>
          </table:table-cell>
          <table:table-cell/>
          <table:table-cell office:value-type="string" calcext:value-type="string">
            <text:p>LEFT</text:p>
          </table:table-cell>
          <table:table-cell table:formula="of:=[.$F$2]-[.$F$3]/SQRT([.$F$4])*[.$F$6]" office:value-type="float" office:value="0.00404563157635426" calcext:value-type="float">
            <text:p>0.0040456316</text:p>
          </table:table-cell>
        </table:table-row>
        <table:table-row table:style-name="ro1">
          <table:table-cell office:value-type="float" office:value="0.124367" calcext:value-type="float">
            <text:p>0.124367</text:p>
          </table:table-cell>
          <table:table-cell office:value-type="float" office:value="0.118331" calcext:value-type="float">
            <text:p>0.118331</text:p>
          </table:table-cell>
          <table:table-cell table:formula="of:=[.B8]-[.A8]" office:value-type="float" office:value="-0.006036" calcext:value-type="float">
            <text:p>-0.006036</text:p>
          </table:table-cell>
          <table:table-cell/>
          <table:table-cell office:value-type="string" calcext:value-type="string">
            <text:p>RIGHT</text:p>
          </table:table-cell>
          <table:table-cell table:formula="of:=[.$F$2]+[.$F$3]/SQRT([.$F$4])*[.$F$6]" office:value-type="float" office:value="0.0270017684236457" calcext:value-type="float">
            <text:p>0.0270017684</text:p>
          </table:table-cell>
        </table:table-row>
        <table:table-row table:style-name="ro1">
          <table:table-cell office:value-type="float" office:value="0.167416" calcext:value-type="float">
            <text:p>0.167416</text:p>
          </table:table-cell>
          <table:table-cell office:value-type="float" office:value="0.134344" calcext:value-type="float">
            <text:p>0.134344</text:p>
          </table:table-cell>
          <table:table-cell table:formula="of:=[.B9]-[.A9]" office:value-type="float" office:value="-0.033072" calcext:value-type="float">
            <text:p>-0.033072</text:p>
          </table:table-cell>
          <table:table-cell/>
          <table:table-cell office:value-type="string" calcext:value-type="string">
            <text:p>SEA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89" calcext:value-type="float">
            <text:p>0.102489</text:p>
          </table:table-cell>
          <table:table-cell office:value-type="float" office:value="0.10016" calcext:value-type="float">
            <text:p>0.10016</text:p>
          </table:table-cell>
          <table:table-cell table:formula="of:=[.B10]-[.A10]" office:value-type="float" office:value="-0.002329" calcext:value-type="float">
            <text:p>-0.002329</text:p>
          </table:table-cell>
          <table:table-cell table:number-columns-repeated="2"/>
          <table:table-cell table:style-name="ce1" table:formula="of:=LEGACY.TDIST(ABS([.F9]-[.F2])/SQRT([.F3]);4;1)" office:value-type="float" office:value="0.470920492133625" calcext:value-type="float">
            <text:p>0.4709204921</text:p>
          </table:table-cell>
        </table:table-row>
        <table:table-row table:style-name="ro1">
          <table:table-cell office:value-type="float" office:value="0.081093" calcext:value-type="float">
            <text:p>0.081093</text:p>
          </table:table-cell>
          <table:table-cell office:value-type="float" office:value="0.107853" calcext:value-type="float">
            <text:p>0.107853</text:p>
          </table:table-cell>
          <table:table-cell table:formula="of:=[.B11]-[.A11]" office:value-type="float" office:value="0.02676" calcext:value-type="float">
            <text:p>0.02676</text:p>
          </table:table-cell>
          <table:table-cell table:number-columns-repeated="3"/>
        </table:table-row>
        <table:table-row table:style-name="ro1">
          <table:table-cell office:value-type="float" office:value="0.19255" calcext:value-type="float">
            <text:p>0.19255</text:p>
          </table:table-cell>
          <table:table-cell office:value-type="float" office:value="0.104867" calcext:value-type="float">
            <text:p>0.104867</text:p>
          </table:table-cell>
          <table:table-cell table:formula="of:=[.B12]-[.A12]" office:value-type="float" office:value="-0.087683" calcext:value-type="float">
            <text:p>-0.087683</text:p>
          </table:table-cell>
          <table:table-cell table:number-columns-repeated="3"/>
        </table:table-row>
        <table:table-row table:style-name="ro1">
          <table:table-cell office:value-type="float" office:value="0.093498" calcext:value-type="float">
            <text:p>0.093498</text:p>
          </table:table-cell>
          <table:table-cell office:value-type="float" office:value="0.151042" calcext:value-type="float">
            <text:p>0.151042</text:p>
          </table:table-cell>
          <table:table-cell table:formula="of:=[.B13]-[.A13]" office:value-type="float" office:value="0.057544" calcext:value-type="float">
            <text:p>0.057544</text:p>
          </table:table-cell>
          <table:table-cell table:number-columns-repeated="3"/>
        </table:table-row>
        <table:table-row table:style-name="ro1">
          <table:table-cell office:value-type="float" office:value="0.121713" calcext:value-type="float">
            <text:p>0.121713</text:p>
          </table:table-cell>
          <table:table-cell office:value-type="float" office:value="0.142475" calcext:value-type="float">
            <text:p>0.142475</text:p>
          </table:table-cell>
          <table:table-cell table:formula="of:=[.B14]-[.A14]" office:value-type="float" office:value="0.020762" calcext:value-type="float">
            <text:p>0.020762</text:p>
          </table:table-cell>
          <table:table-cell table:number-columns-repeated="3"/>
        </table:table-row>
        <table:table-row table:style-name="ro1">
          <table:table-cell office:value-type="float" office:value="0.092868" calcext:value-type="float">
            <text:p>0.092868</text:p>
          </table:table-cell>
          <table:table-cell office:value-type="float" office:value="0.100973" calcext:value-type="float">
            <text:p>0.100973</text:p>
          </table:table-cell>
          <table:table-cell table:formula="of:=[.B15]-[.A15]" office:value-type="float" office:value="0.008105" calcext:value-type="float">
            <text:p>0.008105</text:p>
          </table:table-cell>
          <table:table-cell table:number-columns-repeated="3"/>
        </table:table-row>
        <table:table-row table:style-name="ro1">
          <table:table-cell office:value-type="float" office:value="0.142955" calcext:value-type="float">
            <text:p>0.142955</text:p>
          </table:table-cell>
          <table:table-cell office:value-type="float" office:value="0.14784" calcext:value-type="float">
            <text:p>0.14784</text:p>
          </table:table-cell>
          <table:table-cell table:formula="of:=[.B16]-[.A16]" office:value-type="float" office:value="0.004885" calcext:value-type="float">
            <text:p>0.004885</text:p>
          </table:table-cell>
          <table:table-cell table:number-columns-repeated="3"/>
        </table:table-row>
        <table:table-row table:style-name="ro1">
          <table:table-cell office:value-type="float" office:value="0.15341" calcext:value-type="float">
            <text:p>0.15341</text:p>
          </table:table-cell>
          <table:table-cell office:value-type="float" office:value="0.144919" calcext:value-type="float">
            <text:p>0.144919</text:p>
          </table:table-cell>
          <table:table-cell table:formula="of:=[.B17]-[.A17]" office:value-type="float" office:value="-0.008491" calcext:value-type="float">
            <text:p>-0.008491</text:p>
          </table:table-cell>
          <table:table-cell table:number-columns-repeated="3"/>
        </table:table-row>
        <table:table-row table:style-name="ro1">
          <table:table-cell office:value-type="float" office:value="0.098186" calcext:value-type="float">
            <text:p>0.098186</text:p>
          </table:table-cell>
          <table:table-cell office:value-type="float" office:value="0.142491" calcext:value-type="float">
            <text:p>0.142491</text:p>
          </table:table-cell>
          <table:table-cell table:formula="of:=[.B18]-[.A18]" office:value-type="float" office:value="0.044305" calcext:value-type="float">
            <text:p>0.044305</text:p>
          </table:table-cell>
          <table:table-cell table:number-columns-repeated="3"/>
        </table:table-row>
        <table:table-row table:style-name="ro1">
          <table:table-cell office:value-type="float" office:value="0.093977" calcext:value-type="float">
            <text:p>0.093977</text:p>
          </table:table-cell>
          <table:table-cell office:value-type="float" office:value="0.103003" calcext:value-type="float">
            <text:p>0.103003</text:p>
          </table:table-cell>
          <table:table-cell table:formula="of:=[.B19]-[.A19]" office:value-type="float" office:value="0.00902600000000001" calcext:value-type="float">
            <text:p>0.009026</text:p>
          </table:table-cell>
          <table:table-cell table:number-columns-repeated="3"/>
        </table:table-row>
        <table:table-row table:style-name="ro1">
          <table:table-cell office:value-type="float" office:value="0.148097" calcext:value-type="float">
            <text:p>0.148097</text:p>
          </table:table-cell>
          <table:table-cell office:value-type="float" office:value="0.106065" calcext:value-type="float">
            <text:p>0.106065</text:p>
          </table:table-cell>
          <table:table-cell table:formula="of:=[.B20]-[.A20]" office:value-type="float" office:value="-0.042032" calcext:value-type="float">
            <text:p>-0.042032</text:p>
          </table:table-cell>
          <table:table-cell table:number-columns-repeated="3"/>
        </table:table-row>
        <table:table-row table:style-name="ro1">
          <table:table-cell office:value-type="float" office:value="0.134743" calcext:value-type="float">
            <text:p>0.134743</text:p>
          </table:table-cell>
          <table:table-cell office:value-type="float" office:value="0.14196" calcext:value-type="float">
            <text:p>0.14196</text:p>
          </table:table-cell>
          <table:table-cell table:formula="of:=[.B21]-[.A21]" office:value-type="float" office:value="0.007217" calcext:value-type="float">
            <text:p>0.0072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567" calcext:value-type="float">
            <text:p>0.097567</text:p>
          </table:table-cell>
          <table:table-cell table:formula="of:=[.B22]-[.A22]" office:value-type="float" office:value="0.097567" calcext:value-type="float">
            <text:p>0.097567</text:p>
          </table:table-cell>
          <table:table-cell table:number-columns-repeated="3"/>
        </table:table-row>
        <table:table-row table:style-name="ro1">
          <table:table-cell office:value-type="float" office:value="0.139446" calcext:value-type="float">
            <text:p>0.139446</text:p>
          </table:table-cell>
          <table:table-cell office:value-type="float" office:value="0.144072" calcext:value-type="float">
            <text:p>0.144072</text:p>
          </table:table-cell>
          <table:table-cell table:formula="of:=[.B23]-[.A23]" office:value-type="float" office:value="0.00462600000000002" calcext:value-type="float">
            <text:p>0.004626</text:p>
          </table:table-cell>
          <table:table-cell table:number-columns-repeated="3"/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office:value-type="float" office:value="0.099853" calcext:value-type="float">
            <text:p>0.099853</text:p>
          </table:table-cell>
          <table:table-cell table:formula="of:=[.B24]-[.A24]" office:value-type="float" office:value="0.003302" calcext:value-type="float">
            <text:p>0.003302</text:p>
          </table:table-cell>
          <table:table-cell table:number-columns-repeated="3"/>
        </table:table-row>
        <table:table-row table:style-name="ro1">
          <table:table-cell office:value-type="float" office:value="0.096929" calcext:value-type="float">
            <text:p>0.096929</text:p>
          </table:table-cell>
          <table:table-cell office:value-type="float" office:value="0.121779" calcext:value-type="float">
            <text:p>0.121779</text:p>
          </table:table-cell>
          <table:table-cell table:formula="of:=[.B25]-[.A25]" office:value-type="float" office:value="0.02485" calcext:value-type="float">
            <text:p>0.02485</text:p>
          </table:table-cell>
          <table:table-cell table:number-columns-repeated="3"/>
        </table:table-row>
        <table:table-row table:style-name="ro1">
          <table:table-cell office:value-type="float" office:value="0.13435" calcext:value-type="float">
            <text:p>0.13435</text:p>
          </table:table-cell>
          <table:table-cell office:value-type="float" office:value="0.085737" calcext:value-type="float">
            <text:p>0.085737</text:p>
          </table:table-cell>
          <table:table-cell table:formula="of:=[.B26]-[.A26]" office:value-type="float" office:value="-0.048613" calcext:value-type="float">
            <text:p>-0.048613</text:p>
          </table:table-cell>
          <table:table-cell table:number-columns-repeated="3"/>
        </table:table-row>
        <table:table-row table:style-name="ro1">
          <table:table-cell office:value-type="float" office:value="0.13618" calcext:value-type="float">
            <text:p>0.13618</text:p>
          </table:table-cell>
          <table:table-cell office:value-type="float" office:value="0.095203" calcext:value-type="float">
            <text:p>0.095203</text:p>
          </table:table-cell>
          <table:table-cell table:formula="of:=[.B27]-[.A27]" office:value-type="float" office:value="-0.040977" calcext:value-type="float">
            <text:p>-0.040977</text:p>
          </table:table-cell>
          <table:table-cell table:number-columns-repeated="3"/>
        </table:table-row>
        <table:table-row table:style-name="ro1">
          <table:table-cell office:value-type="float" office:value="0.101366" calcext:value-type="float">
            <text:p>0.101366</text:p>
          </table:table-cell>
          <table:table-cell office:value-type="float" office:value="0.130901" calcext:value-type="float">
            <text:p>0.130901</text:p>
          </table:table-cell>
          <table:table-cell table:formula="of:=[.B28]-[.A28]" office:value-type="float" office:value="0.029535" calcext:value-type="float">
            <text:p>0.029535</text:p>
          </table:table-cell>
          <table:table-cell table:number-columns-repeated="3"/>
        </table:table-row>
        <table:table-row table:style-name="ro1">
          <table:table-cell office:value-type="float" office:value="0.145675" calcext:value-type="float">
            <text:p>0.145675</text:p>
          </table:table-cell>
          <table:table-cell office:value-type="float" office:value="0.112969" calcext:value-type="float">
            <text:p>0.112969</text:p>
          </table:table-cell>
          <table:table-cell table:formula="of:=[.B29]-[.A29]" office:value-type="float" office:value="-0.032706" calcext:value-type="float">
            <text:p>-0.032706</text:p>
          </table:table-cell>
          <table:table-cell table:number-columns-repeated="3"/>
        </table:table-row>
        <table:table-row table:style-name="ro1">
          <table:table-cell office:value-type="float" office:value="0.10185" calcext:value-type="float">
            <text:p>0.10185</text:p>
          </table:table-cell>
          <table:table-cell office:value-type="float" office:value="0.109747" calcext:value-type="float">
            <text:p>0.109747</text:p>
          </table:table-cell>
          <table:table-cell table:formula="of:=[.B30]-[.A30]" office:value-type="float" office:value="0.007897" calcext:value-type="float">
            <text:p>0.007897</text:p>
          </table:table-cell>
          <table:table-cell table:number-columns-repeated="3"/>
        </table:table-row>
        <table:table-row table:style-name="ro1">
          <table:table-cell office:value-type="float" office:value="0.114175" calcext:value-type="float">
            <text:p>0.114175</text:p>
          </table:table-cell>
          <table:table-cell office:value-type="float" office:value="0.099879" calcext:value-type="float">
            <text:p>0.099879</text:p>
          </table:table-cell>
          <table:table-cell table:formula="of:=[.B31]-[.A31]" office:value-type="float" office:value="-0.014296" calcext:value-type="float">
            <text:p>-0.014296</text:p>
          </table:table-cell>
          <table:table-cell table:number-columns-repeated="3"/>
        </table:table-row>
        <table:table-row table:style-name="ro1">
          <table:table-cell office:value-type="float" office:value="0.112719" calcext:value-type="float">
            <text:p>0.112719</text:p>
          </table:table-cell>
          <table:table-cell office:value-type="float" office:value="0.129058" calcext:value-type="float">
            <text:p>0.129058</text:p>
          </table:table-cell>
          <table:table-cell table:formula="of:=[.B32]-[.A32]" office:value-type="float" office:value="0.016339" calcext:value-type="float">
            <text:p>0.016339</text:p>
          </table:table-cell>
          <table:table-cell table:number-columns-repeated="3"/>
        </table:table-row>
        <table:table-row table:style-name="ro1">
          <table:table-cell office:value-type="float" office:value="0.101174" calcext:value-type="float">
            <text:p>0.101174</text:p>
          </table:table-cell>
          <table:table-cell office:value-type="float" office:value="0.115074" calcext:value-type="float">
            <text:p>0.115074</text:p>
          </table:table-cell>
          <table:table-cell table:formula="of:=[.B33]-[.A33]" office:value-type="float" office:value="0.0139" calcext:value-type="float">
            <text:p>0.0139</text:p>
          </table:table-cell>
          <table:table-cell table:number-columns-repeated="3"/>
        </table:table-row>
        <table:table-row table:style-name="ro1">
          <table:table-cell office:value-type="float" office:value="0.107354" calcext:value-type="float">
            <text:p>0.107354</text:p>
          </table:table-cell>
          <table:table-cell office:value-type="float" office:value="0.126469" calcext:value-type="float">
            <text:p>0.126469</text:p>
          </table:table-cell>
          <table:table-cell table:formula="of:=[.B34]-[.A34]" office:value-type="float" office:value="0.019115" calcext:value-type="float">
            <text:p>0.019115</text:p>
          </table:table-cell>
          <table:table-cell table:number-columns-repeated="3"/>
        </table:table-row>
        <table:table-row table:style-name="ro1">
          <table:table-cell office:value-type="float" office:value="0.127204" calcext:value-type="float">
            <text:p>0.127204</text:p>
          </table:table-cell>
          <table:table-cell office:value-type="float" office:value="0.105781" calcext:value-type="float">
            <text:p>0.105781</text:p>
          </table:table-cell>
          <table:table-cell table:formula="of:=[.B35]-[.A35]" office:value-type="float" office:value="-0.021423" calcext:value-type="float">
            <text:p>-0.021423</text:p>
          </table:table-cell>
          <table:table-cell table:number-columns-repeated="3"/>
        </table:table-row>
        <table:table-row table:style-name="ro1">
          <table:table-cell office:value-type="float" office:value="0.112965" calcext:value-type="float">
            <text:p>0.112965</text:p>
          </table:table-cell>
          <table:table-cell office:value-type="float" office:value="0.121848" calcext:value-type="float">
            <text:p>0.121848</text:p>
          </table:table-cell>
          <table:table-cell table:formula="of:=[.B36]-[.A36]" office:value-type="float" office:value="0.008883" calcext:value-type="float">
            <text:p>0.008883</text:p>
          </table:table-cell>
          <table:table-cell table:number-columns-repeated="3"/>
        </table:table-row>
        <table:table-row table:style-name="ro1">
          <table:table-cell office:value-type="float" office:value="0.10126" calcext:value-type="float">
            <text:p>0.10126</text:p>
          </table:table-cell>
          <table:table-cell office:value-type="float" office:value="0.093446" calcext:value-type="float">
            <text:p>0.093446</text:p>
          </table:table-cell>
          <table:table-cell table:formula="of:=[.B37]-[.A37]" office:value-type="float" office:value="-0.00781399999999999" calcext:value-type="float">
            <text:p>-0.007814</text:p>
          </table:table-cell>
          <table:table-cell table:number-columns-repeated="3"/>
        </table:table-row>
        <table:table-row table:style-name="ro1">
          <table:table-cell office:value-type="float" office:value="0.093701" calcext:value-type="float">
            <text:p>0.093701</text:p>
          </table:table-cell>
          <table:table-cell office:value-type="float" office:value="0.159806" calcext:value-type="float">
            <text:p>0.159806</text:p>
          </table:table-cell>
          <table:table-cell table:formula="of:=[.B38]-[.A38]" office:value-type="float" office:value="0.066105" calcext:value-type="float">
            <text:p>0.066105</text:p>
          </table:table-cell>
          <table:table-cell table:number-columns-repeated="3"/>
        </table:table-row>
        <table:table-row table:style-name="ro1">
          <table:table-cell office:value-type="float" office:value="0.127011" calcext:value-type="float">
            <text:p>0.127011</text:p>
          </table:table-cell>
          <table:table-cell office:value-type="float" office:value="0.133752" calcext:value-type="float">
            <text:p>0.133752</text:p>
          </table:table-cell>
          <table:table-cell table:formula="of:=[.B39]-[.A39]" office:value-type="float" office:value="0.006741" calcext:value-type="float">
            <text:p>0.006741</text:p>
          </table:table-cell>
          <table:table-cell table:number-columns-repeated="3"/>
        </table:table-row>
        <table:table-row table:style-name="ro1">
          <table:table-cell office:value-type="float" office:value="0.088381" calcext:value-type="float">
            <text:p>0.088381</text:p>
          </table:table-cell>
          <table:table-cell office:value-type="float" office:value="0.132156" calcext:value-type="float">
            <text:p>0.132156</text:p>
          </table:table-cell>
          <table:table-cell table:formula="of:=[.B40]-[.A40]" office:value-type="float" office:value="0.043775" calcext:value-type="float">
            <text:p>0.043775</text:p>
          </table:table-cell>
          <table:table-cell table:number-columns-repeated="3"/>
        </table:table-row>
        <table:table-row table:style-name="ro1">
          <table:table-cell office:value-type="float" office:value="0.112715" calcext:value-type="float">
            <text:p>0.112715</text:p>
          </table:table-cell>
          <table:table-cell office:value-type="float" office:value="0.150748" calcext:value-type="float">
            <text:p>0.150748</text:p>
          </table:table-cell>
          <table:table-cell table:formula="of:=[.B41]-[.A41]" office:value-type="float" office:value="0.038033" calcext:value-type="float">
            <text:p>0.038033</text:p>
          </table:table-cell>
          <table:table-cell table:number-columns-repeated="3"/>
        </table:table-row>
        <table:table-row table:style-name="ro1">
          <table:table-cell office:value-type="float" office:value="0.121782" calcext:value-type="float">
            <text:p>0.121782</text:p>
          </table:table-cell>
          <table:table-cell office:value-type="float" office:value="0.181353" calcext:value-type="float">
            <text:p>0.181353</text:p>
          </table:table-cell>
          <table:table-cell table:formula="of:=[.B42]-[.A42]" office:value-type="float" office:value="0.059571" calcext:value-type="float">
            <text:p>0.059571</text:p>
          </table:table-cell>
          <table:table-cell table:number-columns-repeated="3"/>
        </table:table-row>
        <table:table-row table:style-name="ro1">
          <table:table-cell office:value-type="float" office:value="0.103948" calcext:value-type="float">
            <text:p>0.103948</text:p>
          </table:table-cell>
          <table:table-cell office:value-type="float" office:value="0.11996" calcext:value-type="float">
            <text:p>0.11996</text:p>
          </table:table-cell>
          <table:table-cell table:formula="of:=[.B43]-[.A43]" office:value-type="float" office:value="0.016012" calcext:value-type="float">
            <text:p>0.016012</text:p>
          </table:table-cell>
          <table:table-cell table:number-columns-repeated="3"/>
        </table:table-row>
        <table:table-row table:style-name="ro1">
          <table:table-cell office:value-type="float" office:value="0.111236" calcext:value-type="float">
            <text:p>0.111236</text:p>
          </table:table-cell>
          <table:table-cell office:value-type="float" office:value="0.094383" calcext:value-type="float">
            <text:p>0.094383</text:p>
          </table:table-cell>
          <table:table-cell table:formula="of:=[.B44]-[.A44]" office:value-type="float" office:value="-0.016853" calcext:value-type="float">
            <text:p>-0.016853</text:p>
          </table:table-cell>
          <table:table-cell table:number-columns-repeated="3"/>
        </table:table-row>
        <table:table-row table:style-name="ro1">
          <table:table-cell office:value-type="float" office:value="0.092383" calcext:value-type="float">
            <text:p>0.092383</text:p>
          </table:table-cell>
          <table:table-cell office:value-type="float" office:value="0.10529" calcext:value-type="float">
            <text:p>0.10529</text:p>
          </table:table-cell>
          <table:table-cell table:formula="of:=[.B45]-[.A45]" office:value-type="float" office:value="0.012907" calcext:value-type="float">
            <text:p>0.012907</text:p>
          </table:table-cell>
          <table:table-cell table:number-columns-repeated="3"/>
        </table:table-row>
        <table:table-row table:style-name="ro1">
          <table:table-cell office:value-type="float" office:value="0.10326" calcext:value-type="float">
            <text:p>0.10326</text:p>
          </table:table-cell>
          <table:table-cell office:value-type="float" office:value="0.168202" calcext:value-type="float">
            <text:p>0.168202</text:p>
          </table:table-cell>
          <table:table-cell table:formula="of:=[.B46]-[.A46]" office:value-type="float" office:value="0.064942" calcext:value-type="float">
            <text:p>0.064942</text:p>
          </table:table-cell>
          <table:table-cell table:number-columns-repeated="3"/>
        </table:table-row>
        <table:table-row table:style-name="ro1">
          <table:table-cell office:value-type="float" office:value="0.090088" calcext:value-type="float">
            <text:p>0.090088</text:p>
          </table:table-cell>
          <table:table-cell office:value-type="float" office:value="0.136237" calcext:value-type="float">
            <text:p>0.136237</text:p>
          </table:table-cell>
          <table:table-cell table:formula="of:=[.B47]-[.A47]" office:value-type="float" office:value="0.046149" calcext:value-type="float">
            <text:p>0.046149</text:p>
          </table:table-cell>
          <table:table-cell table:number-columns-repeated="3"/>
        </table:table-row>
        <table:table-row table:style-name="ro1">
          <table:table-cell office:value-type="float" office:value="0.111057" calcext:value-type="float">
            <text:p>0.111057</text:p>
          </table:table-cell>
          <table:table-cell office:value-type="float" office:value="0.162422" calcext:value-type="float">
            <text:p>0.162422</text:p>
          </table:table-cell>
          <table:table-cell table:formula="of:=[.B48]-[.A48]" office:value-type="float" office:value="0.051365" calcext:value-type="float">
            <text:p>0.051365</text:p>
          </table:table-cell>
          <table:table-cell table:number-columns-repeated="3"/>
        </table:table-row>
        <table:table-row table:style-name="ro1">
          <table:table-cell office:value-type="float" office:value="0.10374" calcext:value-type="float">
            <text:p>0.10374</text:p>
          </table:table-cell>
          <table:table-cell office:value-type="float" office:value="0.123852" calcext:value-type="float">
            <text:p>0.123852</text:p>
          </table:table-cell>
          <table:table-cell table:formula="of:=[.B49]-[.A49]" office:value-type="float" office:value="0.020112" calcext:value-type="float">
            <text:p>0.0201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043" calcext:value-type="float">
            <text:p>0.158043</text:p>
          </table:table-cell>
          <table:table-cell table:formula="of:=[.B50]-[.A50]" office:value-type="float" office:value="0.158043" calcext:value-type="float">
            <text:p>0.158043</text:p>
          </table:table-cell>
          <table:table-cell table:number-columns-repeated="3"/>
        </table:table-row>
        <table:table-row table:style-name="ro1">
          <table:table-cell office:value-type="float" office:value="0.103465" calcext:value-type="float">
            <text:p>0.103465</text:p>
          </table:table-cell>
          <table:table-cell office:value-type="float" office:value="0.101867" calcext:value-type="float">
            <text:p>0.101867</text:p>
          </table:table-cell>
          <table:table-cell table:formula="of:=[.B51]-[.A51]" office:value-type="float" office:value="-0.001598" calcext:value-type="float">
            <text:p>-0.001598</text:p>
          </table:table-cell>
          <table:table-cell table:number-columns-repeated="3"/>
        </table:table-row>
        <table:table-row table:style-name="ro1">
          <table:table-cell office:value-type="float" office:value="0.10228" calcext:value-type="float">
            <text:p>0.10228</text:p>
          </table:table-cell>
          <table:table-cell office:value-type="float" office:value="0.126412" calcext:value-type="float">
            <text:p>0.126412</text:p>
          </table:table-cell>
          <table:table-cell table:formula="of:=[.B52]-[.A52]" office:value-type="float" office:value="0.024132" calcext:value-type="float">
            <text:p>0.024132</text:p>
          </table:table-cell>
          <table:table-cell table:number-columns-repeated="3"/>
        </table:table-row>
        <table:table-row table:style-name="ro1">
          <table:table-cell office:value-type="float" office:value="0.10425" calcext:value-type="float">
            <text:p>0.10425</text:p>
          </table:table-cell>
          <table:table-cell office:value-type="float" office:value="0.155383" calcext:value-type="float">
            <text:p>0.155383</text:p>
          </table:table-cell>
          <table:table-cell table:formula="of:=[.B53]-[.A53]" office:value-type="float" office:value="0.051133" calcext:value-type="float">
            <text:p>0.051133</text:p>
          </table:table-cell>
          <table:table-cell table:number-columns-repeated="3"/>
        </table:table-row>
        <table:table-row table:style-name="ro1">
          <table:table-cell office:value-type="float" office:value="0.111721" calcext:value-type="float">
            <text:p>0.111721</text:p>
          </table:table-cell>
          <table:table-cell office:value-type="float" office:value="0.095985" calcext:value-type="float">
            <text:p>0.095985</text:p>
          </table:table-cell>
          <table:table-cell table:formula="of:=[.B54]-[.A54]" office:value-type="float" office:value="-0.015736" calcext:value-type="float">
            <text:p>-0.015736</text:p>
          </table:table-cell>
          <table:table-cell table:number-columns-repeated="3"/>
        </table:table-row>
        <table:table-row table:style-name="ro1">
          <table:table-cell office:value-type="float" office:value="0.099946" calcext:value-type="float">
            <text:p>0.099946</text:p>
          </table:table-cell>
          <table:table-cell office:value-type="float" office:value="0.128626" calcext:value-type="float">
            <text:p>0.128626</text:p>
          </table:table-cell>
          <table:table-cell table:formula="of:=[.B55]-[.A55]" office:value-type="float" office:value="0.02868" calcext:value-type="float">
            <text:p>0.02868</text:p>
          </table:table-cell>
          <table:table-cell table:number-columns-repeated="3"/>
        </table:table-row>
        <table:table-row table:style-name="ro1">
          <table:table-cell office:value-type="float" office:value="0.103254" calcext:value-type="float">
            <text:p>0.103254</text:p>
          </table:table-cell>
          <table:table-cell office:value-type="float" office:value="0.09036" calcext:value-type="float">
            <text:p>0.09036</text:p>
          </table:table-cell>
          <table:table-cell table:formula="of:=[.B56]-[.A56]" office:value-type="float" office:value="-0.012894" calcext:value-type="float">
            <text:p>-0.012894</text:p>
          </table:table-cell>
          <table:table-cell table:number-columns-repeated="3"/>
        </table:table-row>
        <table:table-row table:style-name="ro1">
          <table:table-cell office:value-type="float" office:value="0.132135" calcext:value-type="float">
            <text:p>0.132135</text:p>
          </table:table-cell>
          <table:table-cell office:value-type="float" office:value="0.128603" calcext:value-type="float">
            <text:p>0.128603</text:p>
          </table:table-cell>
          <table:table-cell table:formula="of:=[.B57]-[.A57]" office:value-type="float" office:value="-0.00353200000000001" calcext:value-type="float">
            <text:p>-0.003532</text:p>
          </table:table-cell>
          <table:table-cell table:number-columns-repeated="3"/>
        </table:table-row>
        <table:table-row table:style-name="ro1">
          <table:table-cell office:value-type="float" office:value="0.106771" calcext:value-type="float">
            <text:p>0.106771</text:p>
          </table:table-cell>
          <table:table-cell office:value-type="float" office:value="0.102615" calcext:value-type="float">
            <text:p>0.102615</text:p>
          </table:table-cell>
          <table:table-cell table:formula="of:=[.B58]-[.A58]" office:value-type="float" office:value="-0.00415599999999999" calcext:value-type="float">
            <text:p>-0.004156</text:p>
          </table:table-cell>
          <table:table-cell table:number-columns-repeated="3"/>
        </table:table-row>
        <table:table-row table:style-name="ro1">
          <table:table-cell office:value-type="float" office:value="0.10223" calcext:value-type="float">
            <text:p>0.10223</text:p>
          </table:table-cell>
          <table:table-cell office:value-type="float" office:value="0.093674" calcext:value-type="float">
            <text:p>0.093674</text:p>
          </table:table-cell>
          <table:table-cell table:formula="of:=[.B59]-[.A59]" office:value-type="float" office:value="-0.00855600000000001" calcext:value-type="float">
            <text:p>-0.008556</text:p>
          </table:table-cell>
          <table:table-cell table:number-columns-repeated="3"/>
        </table:table-row>
        <table:table-row table:style-name="ro1">
          <table:table-cell office:value-type="float" office:value="0.091094" calcext:value-type="float">
            <text:p>0.091094</text:p>
          </table:table-cell>
          <table:table-cell office:value-type="float" office:value="0.11979" calcext:value-type="float">
            <text:p>0.11979</text:p>
          </table:table-cell>
          <table:table-cell table:formula="of:=[.B60]-[.A60]" office:value-type="float" office:value="0.028696" calcext:value-type="float">
            <text:p>0.028696</text:p>
          </table:table-cell>
          <table:table-cell table:number-columns-repeated="3"/>
        </table:table-row>
        <table:table-row table:style-name="ro1">
          <table:table-cell office:value-type="float" office:value="0.107774" calcext:value-type="float">
            <text:p>0.107774</text:p>
          </table:table-cell>
          <table:table-cell office:value-type="float" office:value="0.1252" calcext:value-type="float">
            <text:p>0.1252</text:p>
          </table:table-cell>
          <table:table-cell table:formula="of:=[.B61]-[.A61]" office:value-type="float" office:value="0.017426" calcext:value-type="float">
            <text:p>0.017426</text:p>
          </table:table-cell>
          <table:table-cell table:number-columns-repeated="3"/>
        </table:table-row>
        <table:table-row table:style-name="ro1">
          <table:table-cell office:value-type="float" office:value="0.106006" calcext:value-type="float">
            <text:p>0.106006</text:p>
          </table:table-cell>
          <table:table-cell office:value-type="float" office:value="0.107223" calcext:value-type="float">
            <text:p>0.107223</text:p>
          </table:table-cell>
          <table:table-cell table:formula="of:=[.B62]-[.A62]" office:value-type="float" office:value="0.00121700000000001" calcext:value-type="float">
            <text:p>0.001217</text:p>
          </table:table-cell>
          <table:table-cell table:number-columns-repeated="3"/>
        </table:table-row>
        <table:table-row table:style-name="ro1">
          <table:table-cell office:value-type="float" office:value="0.112288" calcext:value-type="float">
            <text:p>0.112288</text:p>
          </table:table-cell>
          <table:table-cell office:value-type="float" office:value="0.099024" calcext:value-type="float">
            <text:p>0.099024</text:p>
          </table:table-cell>
          <table:table-cell table:formula="of:=[.B63]-[.A63]" office:value-type="float" office:value="-0.013264" calcext:value-type="float">
            <text:p>-0.013264</text:p>
          </table:table-cell>
          <table:table-cell table:number-columns-repeated="3"/>
        </table:table-row>
        <table:table-row table:style-name="ro1">
          <table:table-cell office:value-type="float" office:value="0.089319" calcext:value-type="float">
            <text:p>0.089319</text:p>
          </table:table-cell>
          <table:table-cell office:value-type="float" office:value="0.095803" calcext:value-type="float">
            <text:p>0.095803</text:p>
          </table:table-cell>
          <table:table-cell table:formula="of:=[.B64]-[.A64]" office:value-type="float" office:value="0.006484" calcext:value-type="float">
            <text:p>0.006484</text:p>
          </table:table-cell>
          <table:table-cell table:number-columns-repeated="3"/>
        </table:table-row>
        <table:table-row table:style-name="ro1">
          <table:table-cell office:value-type="float" office:value="0.144441" calcext:value-type="float">
            <text:p>0.144441</text:p>
          </table:table-cell>
          <table:table-cell office:value-type="float" office:value="0.270366" calcext:value-type="float">
            <text:p>0.270366</text:p>
          </table:table-cell>
          <table:table-cell table:formula="of:=[.B65]-[.A65]" office:value-type="float" office:value="0.125925" calcext:value-type="float">
            <text:p>0.125925</text:p>
          </table:table-cell>
          <table:table-cell table:number-columns-repeated="3"/>
        </table:table-row>
        <table:table-row table:style-name="ro1">
          <table:table-cell office:value-type="float" office:value="0.10721" calcext:value-type="float">
            <text:p>0.10721</text:p>
          </table:table-cell>
          <table:table-cell office:value-type="float" office:value="0.104524" calcext:value-type="float">
            <text:p>0.104524</text:p>
          </table:table-cell>
          <table:table-cell table:formula="of:=[.B66]-[.A66]" office:value-type="float" office:value="-0.00268600000000001" calcext:value-type="float">
            <text:p>-0.002686</text:p>
          </table:table-cell>
          <table:table-cell table:number-columns-repeated="3"/>
        </table:table-row>
        <table:table-row table:style-name="ro1">
          <table:table-cell office:value-type="float" office:value="0.096348" calcext:value-type="float">
            <text:p>0.096348</text:p>
          </table:table-cell>
          <table:table-cell office:value-type="float" office:value="0.124739" calcext:value-type="float">
            <text:p>0.124739</text:p>
          </table:table-cell>
          <table:table-cell table:formula="of:=[.B67]-[.A67]" office:value-type="float" office:value="0.028391" calcext:value-type="float">
            <text:p>0.028391</text:p>
          </table:table-cell>
          <table:table-cell table:number-columns-repeated="3"/>
        </table:table-row>
        <table:table-row table:style-name="ro1">
          <table:table-cell office:value-type="float" office:value="0.112284" calcext:value-type="float">
            <text:p>0.112284</text:p>
          </table:table-cell>
          <table:table-cell office:value-type="float" office:value="0.110827" calcext:value-type="float">
            <text:p>0.110827</text:p>
          </table:table-cell>
          <table:table-cell table:formula="of:=[.B68]-[.A68]" office:value-type="float" office:value="-0.001457" calcext:value-type="float">
            <text:p>-0.001457</text:p>
          </table:table-cell>
          <table:table-cell table:number-columns-repeated="3"/>
        </table:table-row>
        <table:table-row table:style-name="ro1">
          <table:table-cell office:value-type="float" office:value="0.132018" calcext:value-type="float">
            <text:p>0.132018</text:p>
          </table:table-cell>
          <table:table-cell office:value-type="float" office:value="0.193594" calcext:value-type="float">
            <text:p>0.193594</text:p>
          </table:table-cell>
          <table:table-cell table:formula="of:=[.B69]-[.A69]" office:value-type="float" office:value="0.061576" calcext:value-type="float">
            <text:p>0.061576</text:p>
          </table:table-cell>
          <table:table-cell table:number-columns-repeated="3"/>
        </table:table-row>
        <table:table-row table:style-name="ro1">
          <table:table-cell office:value-type="float" office:value="0.091255" calcext:value-type="float">
            <text:p>0.091255</text:p>
          </table:table-cell>
          <table:table-cell office:value-type="float" office:value="0.109195" calcext:value-type="float">
            <text:p>0.109195</text:p>
          </table:table-cell>
          <table:table-cell table:formula="of:=[.B70]-[.A70]" office:value-type="float" office:value="0.01794" calcext:value-type="float">
            <text:p>0.01794</text:p>
          </table:table-cell>
          <table:table-cell table:number-columns-repeated="3"/>
        </table:table-row>
        <table:table-row table:style-name="ro1">
          <table:table-cell office:value-type="float" office:value="0.143315" calcext:value-type="float">
            <text:p>0.143315</text:p>
          </table:table-cell>
          <table:table-cell office:value-type="float" office:value="0.119449" calcext:value-type="float">
            <text:p>0.119449</text:p>
          </table:table-cell>
          <table:table-cell table:formula="of:=[.B71]-[.A71]" office:value-type="float" office:value="-0.023866" calcext:value-type="float">
            <text:p>-0.023866</text:p>
          </table:table-cell>
          <table:table-cell table:number-columns-repeated="3"/>
        </table:table-row>
        <table:table-row table:style-name="ro1">
          <table:table-cell office:value-type="float" office:value="0.122139" calcext:value-type="float">
            <text:p>0.122139</text:p>
          </table:table-cell>
          <table:table-cell office:value-type="float" office:value="0.108436" calcext:value-type="float">
            <text:p>0.108436</text:p>
          </table:table-cell>
          <table:table-cell table:formula="of:=[.B72]-[.A72]" office:value-type="float" office:value="-0.013703" calcext:value-type="float">
            <text:p>-0.013703</text:p>
          </table:table-cell>
          <table:table-cell table:number-columns-repeated="3"/>
        </table:table-row>
        <table:table-row table:style-name="ro1">
          <table:table-cell office:value-type="float" office:value="0.098924" calcext:value-type="float">
            <text:p>0.098924</text:p>
          </table:table-cell>
          <table:table-cell office:value-type="float" office:value="0.115144" calcext:value-type="float">
            <text:p>0.115144</text:p>
          </table:table-cell>
          <table:table-cell table:formula="of:=[.B73]-[.A73]" office:value-type="float" office:value="0.01622" calcext:value-type="float">
            <text:p>0.01622</text:p>
          </table:table-cell>
          <table:table-cell table:number-columns-repeated="3"/>
        </table:table-row>
        <table:table-row table:style-name="ro1">
          <table:table-cell office:value-type="float" office:value="0.154216" calcext:value-type="float">
            <text:p>0.154216</text:p>
          </table:table-cell>
          <table:table-cell office:value-type="float" office:value="0.107572" calcext:value-type="float">
            <text:p>0.107572</text:p>
          </table:table-cell>
          <table:table-cell table:formula="of:=[.B74]-[.A74]" office:value-type="float" office:value="-0.046644" calcext:value-type="float">
            <text:p>-0.046644</text:p>
          </table:table-cell>
          <table:table-cell table:number-columns-repeated="3"/>
        </table:table-row>
        <table:table-row table:style-name="ro1">
          <table:table-cell office:value-type="float" office:value="0.108917" calcext:value-type="float">
            <text:p>0.108917</text:p>
          </table:table-cell>
          <table:table-cell office:value-type="float" office:value="0.111979" calcext:value-type="float">
            <text:p>0.111979</text:p>
          </table:table-cell>
          <table:table-cell table:formula="of:=[.B75]-[.A75]" office:value-type="float" office:value="0.003062" calcext:value-type="float">
            <text:p>0.003062</text:p>
          </table:table-cell>
          <table:table-cell table:number-columns-repeated="3"/>
        </table:table-row>
        <table:table-row table:style-name="ro1">
          <table:table-cell office:value-type="float" office:value="0.10368" calcext:value-type="float">
            <text:p>0.10368</text:p>
          </table:table-cell>
          <table:table-cell office:value-type="float" office:value="0.114121" calcext:value-type="float">
            <text:p>0.114121</text:p>
          </table:table-cell>
          <table:table-cell table:formula="of:=[.B76]-[.A76]" office:value-type="float" office:value="0.010441" calcext:value-type="float">
            <text:p>0.010441</text:p>
          </table:table-cell>
          <table:table-cell table:number-columns-repeated="3"/>
        </table:table-row>
        <table:table-row table:style-name="ro1">
          <table:table-cell office:value-type="float" office:value="0.108007" calcext:value-type="float">
            <text:p>0.108007</text:p>
          </table:table-cell>
          <table:table-cell office:value-type="float" office:value="0.133236" calcext:value-type="float">
            <text:p>0.133236</text:p>
          </table:table-cell>
          <table:table-cell table:formula="of:=[.B77]-[.A77]" office:value-type="float" office:value="0.025229" calcext:value-type="float">
            <text:p>0.025229</text:p>
          </table:table-cell>
          <table:table-cell table:number-columns-repeated="3"/>
        </table:table-row>
        <table:table-row table:style-name="ro1">
          <table:table-cell office:value-type="float" office:value="0.113769" calcext:value-type="float">
            <text:p>0.113769</text:p>
          </table:table-cell>
          <table:table-cell office:value-type="float" office:value="0.099763" calcext:value-type="float">
            <text:p>0.099763</text:p>
          </table:table-cell>
          <table:table-cell table:formula="of:=[.B78]-[.A78]" office:value-type="float" office:value="-0.014006" calcext:value-type="float">
            <text:p>-0.014006</text:p>
          </table:table-cell>
          <table:table-cell table:number-columns-repeated="3"/>
        </table:table-row>
        <table:table-row table:style-name="ro1">
          <table:table-cell office:value-type="float" office:value="0.102493" calcext:value-type="float">
            <text:p>0.102493</text:p>
          </table:table-cell>
          <table:table-cell office:value-type="float" office:value="0.120142" calcext:value-type="float">
            <text:p>0.120142</text:p>
          </table:table-cell>
          <table:table-cell table:formula="of:=[.B79]-[.A79]" office:value-type="float" office:value="0.017649" calcext:value-type="float">
            <text:p>0.017649</text:p>
          </table:table-cell>
          <table:table-cell table:number-columns-repeated="3"/>
        </table:table-row>
        <table:table-row table:style-name="ro1">
          <table:table-cell office:value-type="float" office:value="0.118805" calcext:value-type="float">
            <text:p>0.118805</text:p>
          </table:table-cell>
          <table:table-cell office:value-type="float" office:value="0.20947" calcext:value-type="float">
            <text:p>0.20947</text:p>
          </table:table-cell>
          <table:table-cell table:formula="of:=[.B80]-[.A80]" office:value-type="float" office:value="0.090665" calcext:value-type="float">
            <text:p>0.090665</text:p>
          </table:table-cell>
          <table:table-cell table:number-columns-repeated="3"/>
        </table:table-row>
        <table:table-row table:style-name="ro1">
          <table:table-cell office:value-type="float" office:value="0.099599" calcext:value-type="float">
            <text:p>0.099599</text:p>
          </table:table-cell>
          <table:table-cell office:value-type="float" office:value="0.107921" calcext:value-type="float">
            <text:p>0.107921</text:p>
          </table:table-cell>
          <table:table-cell table:formula="of:=[.B81]-[.A81]" office:value-type="float" office:value="0.008322" calcext:value-type="float">
            <text:p>0.008322</text:p>
          </table:table-cell>
          <table:table-cell table:number-columns-repeated="3"/>
        </table:table-row>
        <table:table-row table:style-name="ro1">
          <table:table-cell office:value-type="float" office:value="0.106031" calcext:value-type="float">
            <text:p>0.106031</text:p>
          </table:table-cell>
          <table:table-cell office:value-type="float" office:value="0.090641" calcext:value-type="float">
            <text:p>0.090641</text:p>
          </table:table-cell>
          <table:table-cell table:formula="of:=[.B82]-[.A82]" office:value-type="float" office:value="-0.01539" calcext:value-type="float">
            <text:p>-0.01539</text:p>
          </table:table-cell>
          <table:table-cell table:number-columns-repeated="3"/>
        </table:table-row>
        <table:table-row table:style-name="ro1">
          <table:table-cell office:value-type="float" office:value="0.198776" calcext:value-type="float">
            <text:p>0.198776</text:p>
          </table:table-cell>
          <table:table-cell office:value-type="float" office:value="0.138737" calcext:value-type="float">
            <text:p>0.138737</text:p>
          </table:table-cell>
          <table:table-cell table:formula="of:=[.B83]-[.A83]" office:value-type="float" office:value="-0.060039" calcext:value-type="float">
            <text:p>-0.060039</text:p>
          </table:table-cell>
          <table:table-cell table:number-columns-repeated="3"/>
        </table:table-row>
        <table:table-row table:style-name="ro1">
          <table:table-cell office:value-type="float" office:value="0.158909" calcext:value-type="float">
            <text:p>0.158909</text:p>
          </table:table-cell>
          <table:table-cell office:value-type="float" office:value="0.127306" calcext:value-type="float">
            <text:p>0.127306</text:p>
          </table:table-cell>
          <table:table-cell table:formula="of:=[.B84]-[.A84]" office:value-type="float" office:value="-0.031603" calcext:value-type="float">
            <text:p>-0.031603</text:p>
          </table:table-cell>
          <table:table-cell table:number-columns-repeated="3"/>
        </table:table-row>
        <table:table-row table:style-name="ro1">
          <table:table-cell office:value-type="float" office:value="0.092753" calcext:value-type="float">
            <text:p>0.092753</text:p>
          </table:table-cell>
          <table:table-cell office:value-type="float" office:value="0.141034" calcext:value-type="float">
            <text:p>0.141034</text:p>
          </table:table-cell>
          <table:table-cell table:formula="of:=[.B85]-[.A85]" office:value-type="float" office:value="0.048281" calcext:value-type="float">
            <text:p>0.048281</text:p>
          </table:table-cell>
          <table:table-cell table:number-columns-repeated="3"/>
        </table:table-row>
        <table:table-row table:style-name="ro1">
          <table:table-cell office:value-type="float" office:value="0.09447" calcext:value-type="float">
            <text:p>0.09447</text:p>
          </table:table-cell>
          <table:table-cell office:value-type="float" office:value="0.134391" calcext:value-type="float">
            <text:p>0.134391</text:p>
          </table:table-cell>
          <table:table-cell table:formula="of:=[.B86]-[.A86]" office:value-type="float" office:value="0.039921" calcext:value-type="float">
            <text:p>0.039921</text:p>
          </table:table-cell>
          <table:table-cell table:number-columns-repeated="3"/>
        </table:table-row>
        <table:table-row table:style-name="ro1">
          <table:table-cell office:value-type="float" office:value="0.105743" calcext:value-type="float">
            <text:p>0.105743</text:p>
          </table:table-cell>
          <table:table-cell office:value-type="float" office:value="0.172689" calcext:value-type="float">
            <text:p>0.172689</text:p>
          </table:table-cell>
          <table:table-cell table:formula="of:=[.B87]-[.A87]" office:value-type="float" office:value="0.066946" calcext:value-type="float">
            <text:p>0.066946</text:p>
          </table:table-cell>
          <table:table-cell table:number-columns-repeated="3"/>
        </table:table-row>
        <table:table-row table:style-name="ro1">
          <table:table-cell office:value-type="float" office:value="0.089363" calcext:value-type="float">
            <text:p>0.089363</text:p>
          </table:table-cell>
          <table:table-cell office:value-type="float" office:value="0.178695" calcext:value-type="float">
            <text:p>0.178695</text:p>
          </table:table-cell>
          <table:table-cell table:formula="of:=[.B88]-[.A88]" office:value-type="float" office:value="0.089332" calcext:value-type="float">
            <text:p>0.089332</text:p>
          </table:table-cell>
          <table:table-cell table:number-columns-repeated="3"/>
        </table:table-row>
        <table:table-row table:style-name="ro1">
          <table:table-cell office:value-type="float" office:value="0.12149" calcext:value-type="float">
            <text:p>0.12149</text:p>
          </table:table-cell>
          <table:table-cell office:value-type="float" office:value="0.12278" calcext:value-type="float">
            <text:p>0.12278</text:p>
          </table:table-cell>
          <table:table-cell table:formula="of:=[.B89]-[.A89]" office:value-type="float" office:value="0.00129" calcext:value-type="float">
            <text:p>0.00129</text:p>
          </table:table-cell>
          <table:table-cell table:number-columns-repeated="3"/>
        </table:table-row>
        <table:table-row table:style-name="ro1">
          <table:table-cell office:value-type="float" office:value="0.103846" calcext:value-type="float">
            <text:p>0.103846</text:p>
          </table:table-cell>
          <table:table-cell office:value-type="float" office:value="0.137071" calcext:value-type="float">
            <text:p>0.137071</text:p>
          </table:table-cell>
          <table:table-cell table:formula="of:=[.B90]-[.A90]" office:value-type="float" office:value="0.033225" calcext:value-type="float">
            <text:p>0.033225</text:p>
          </table:table-cell>
          <table:table-cell table:number-columns-repeated="3"/>
        </table:table-row>
        <table:table-row table:style-name="ro1">
          <table:table-cell office:value-type="float" office:value="0.119694" calcext:value-type="float">
            <text:p>0.119694</text:p>
          </table:table-cell>
          <table:table-cell office:value-type="float" office:value="0.116701" calcext:value-type="float">
            <text:p>0.116701</text:p>
          </table:table-cell>
          <table:table-cell table:formula="of:=[.B91]-[.A91]" office:value-type="float" office:value="-0.002993" calcext:value-type="float">
            <text:p>-0.002993</text:p>
          </table:table-cell>
          <table:table-cell table:number-columns-repeated="3"/>
        </table:table-row>
        <table:table-row table:style-name="ro1">
          <table:table-cell office:value-type="float" office:value="0.105408" calcext:value-type="float">
            <text:p>0.105408</text:p>
          </table:table-cell>
          <table:table-cell office:value-type="float" office:value="0.122505" calcext:value-type="float">
            <text:p>0.122505</text:p>
          </table:table-cell>
          <table:table-cell table:formula="of:=[.B92]-[.A92]" office:value-type="float" office:value="0.017097" calcext:value-type="float">
            <text:p>0.017097</text:p>
          </table:table-cell>
          <table:table-cell table:number-columns-repeated="3"/>
        </table:table-row>
        <table:table-row table:style-name="ro1">
          <table:table-cell office:value-type="float" office:value="0.090387" calcext:value-type="float">
            <text:p>0.090387</text:p>
          </table:table-cell>
          <table:table-cell office:value-type="float" office:value="0.097547" calcext:value-type="float">
            <text:p>0.097547</text:p>
          </table:table-cell>
          <table:table-cell table:formula="of:=[.B93]-[.A93]" office:value-type="float" office:value="0.00716" calcext:value-type="float">
            <text:p>0.00716</text:p>
          </table:table-cell>
          <table:table-cell table:number-columns-repeated="3"/>
        </table:table-row>
        <table:table-row table:style-name="ro1">
          <table:table-cell office:value-type="float" office:value="0.11251" calcext:value-type="float">
            <text:p>0.11251</text:p>
          </table:table-cell>
          <table:table-cell office:value-type="float" office:value="0.110732" calcext:value-type="float">
            <text:p>0.110732</text:p>
          </table:table-cell>
          <table:table-cell table:formula="of:=[.B94]-[.A94]" office:value-type="float" office:value="-0.001778" calcext:value-type="float">
            <text:p>-0.001778</text:p>
          </table:table-cell>
          <table:table-cell table:number-columns-repeated="3"/>
        </table:table-row>
        <table:table-row table:style-name="ro1">
          <table:table-cell office:value-type="float" office:value="0.146085" calcext:value-type="float">
            <text:p>0.146085</text:p>
          </table:table-cell>
          <table:table-cell office:value-type="float" office:value="0.090406" calcext:value-type="float">
            <text:p>0.090406</text:p>
          </table:table-cell>
          <table:table-cell table:formula="of:=[.B95]-[.A95]" office:value-type="float" office:value="-0.055679" calcext:value-type="float">
            <text:p>-0.055679</text:p>
          </table:table-cell>
          <table:table-cell table:number-columns-repeated="3"/>
        </table:table-row>
        <table:table-row table:style-name="ro1">
          <table:table-cell office:value-type="float" office:value="0.087538" calcext:value-type="float">
            <text:p>0.087538</text:p>
          </table:table-cell>
          <table:table-cell office:value-type="float" office:value="0.129794" calcext:value-type="float">
            <text:p>0.129794</text:p>
          </table:table-cell>
          <table:table-cell table:formula="of:=[.B96]-[.A96]" office:value-type="float" office:value="0.042256" calcext:value-type="float">
            <text:p>0.042256</text:p>
          </table:table-cell>
          <table:table-cell table:number-columns-repeated="3"/>
        </table:table-row>
        <table:table-row table:style-name="ro1">
          <table:table-cell office:value-type="float" office:value="0.144125" calcext:value-type="float">
            <text:p>0.144125</text:p>
          </table:table-cell>
          <table:table-cell office:value-type="float" office:value="0.095902" calcext:value-type="float">
            <text:p>0.095902</text:p>
          </table:table-cell>
          <table:table-cell table:formula="of:=[.B97]-[.A97]" office:value-type="float" office:value="-0.048223" calcext:value-type="float">
            <text:p>-0.048223</text:p>
          </table:table-cell>
          <table:table-cell table:number-columns-repeated="3"/>
        </table:table-row>
        <table:table-row table:style-name="ro1">
          <table:table-cell office:value-type="float" office:value="0.130145" calcext:value-type="float">
            <text:p>0.130145</text:p>
          </table:table-cell>
          <table:table-cell office:value-type="float" office:value="0.128027" calcext:value-type="float">
            <text:p>0.128027</text:p>
          </table:table-cell>
          <table:table-cell table:formula="of:=[.B98]-[.A98]" office:value-type="float" office:value="-0.00211799999999998" calcext:value-type="float">
            <text:p>-0.002118</text:p>
          </table:table-cell>
          <table:table-cell table:number-columns-repeated="3"/>
        </table:table-row>
        <table:table-row table:style-name="ro1">
          <table:table-cell office:value-type="float" office:value="0.117423" calcext:value-type="float">
            <text:p>0.117423</text:p>
          </table:table-cell>
          <table:table-cell office:value-type="float" office:value="0.092971" calcext:value-type="float">
            <text:p>0.092971</text:p>
          </table:table-cell>
          <table:table-cell table:formula="of:=[.B99]-[.A99]" office:value-type="float" office:value="-0.024452" calcext:value-type="float">
            <text:p>-0.024452</text:p>
          </table:table-cell>
          <table:table-cell table:number-columns-repeated="3"/>
        </table:table-row>
        <table:table-row table:style-name="ro1">
          <table:table-cell office:value-type="float" office:value="0.095774" calcext:value-type="float">
            <text:p>0.095774</text:p>
          </table:table-cell>
          <table:table-cell office:value-type="float" office:value="0.136551" calcext:value-type="float">
            <text:p>0.136551</text:p>
          </table:table-cell>
          <table:table-cell table:formula="of:=[.B100]-[.A100]" office:value-type="float" office:value="0.040777" calcext:value-type="float">
            <text:p>0.040777</text:p>
          </table:table-cell>
          <table:table-cell table:number-columns-repeated="3"/>
        </table:table-row>
        <table:table-row table:style-name="ro1">
          <table:table-cell office:value-type="float" office:value="0.109343" calcext:value-type="float">
            <text:p>0.109343</text:p>
          </table:table-cell>
          <table:table-cell office:value-type="float" office:value="0.109584" calcext:value-type="float">
            <text:p>0.109584</text:p>
          </table:table-cell>
          <table:table-cell table:formula="of:=[.B101]-[.A101]" office:value-type="float" office:value="0.000241000000000005" calcext:value-type="float">
            <text:p>0.0002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$Build-2</meta:generator>
    <dc:date>2016-12-26T23:13:47.780892751</dc:date>
    <meta:editing-duration>PT1H20M56S</meta:editing-duration>
    <meta:editing-cycles>4</meta:editing-cycles>
    <meta:document-statistic meta:table-count="3" meta:cell-count="960" meta:object-count="0"/>
  </office:meta>
</office:document-meta>
</file>